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/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1098720" table:style-name="ce17">
            <text:p>1.098.720</text:p>
          </table:table-cell>
          <table:table-cell office:value-type="float" office:value="168000" table:style-name="ce18">
            <text:p>168.000</text:p>
          </table:table-cell>
          <table:table-cell office:value-type="float" office:value="381600" table:style-name="ce18">
            <text:p>381.600</text:p>
          </table:table-cell>
          <table:table-cell office:value-type="float" office:value="1648320" table:style-name="ce19">
            <text:p>1.648.320</text:p>
          </table:table-cell>
          <table:table-cell office:value-type="float" office:value="1441414" table:style-name="ce19">
            <text:p>1.441.414</text:p>
          </table:table-cell>
          <table:table-cell office:value-type="percentage" office:value="0.87447461657930503" table:style-name="ce20">
            <text:p>87,4%</text:p>
          </table:table-cell>
          <table:table-cell office:value-type="float" office:value="507430" table:style-name="ce17">
            <text:p>507.430</text:p>
          </table:table-cell>
          <table:table-cell office:value-type="date" office:date-value="2021-03-30T00:00:00" table:style-name="ce21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209745" table:style-name="ce22">
            <text:p>209.745</text:p>
          </table:table-cell>
          <table:table-cell office:value-type="float" office:value="35300" table:style-name="ce23">
            <text:p>35.300</text:p>
          </table:table-cell>
          <table:table-cell office:value-type="float" office:value="59900" table:style-name="ce23">
            <text:p>59.900</text:p>
          </table:table-cell>
          <table:table-cell office:value-type="float" office:value="304945" table:style-name="ce24">
            <text:p>304.945</text:p>
          </table:table-cell>
          <table:table-cell office:value-type="float" office:value="250339" table:style-name="ce24">
            <text:p>250.339</text:p>
          </table:table-cell>
          <table:table-cell office:value-type="percentage" office:value="0.82093164341110691" table:style-name="ce25">
            <text:p>82,1%</text:p>
          </table:table-cell>
          <table:table-cell office:value-type="float" office:value="89278" table:style-name="ce22">
            <text:p>89.278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203315" table:style-name="ce22">
            <text:p>203.315</text:p>
          </table:table-cell>
          <table:table-cell office:value-type="float" office:value="32700" table:style-name="ce23">
            <text:p>32.700</text:p>
          </table:table-cell>
          <table:table-cell office:value-type="float" office:value="46000" table:style-name="ce23">
            <text:p>46.000</text:p>
          </table:table-cell>
          <table:table-cell office:value-type="float" office:value="282015" table:style-name="ce24">
            <text:p>282.015</text:p>
          </table:table-cell>
          <table:table-cell office:value-type="float" office:value="225915" table:style-name="ce24">
            <text:p>225.915</text:p>
          </table:table-cell>
          <table:table-cell office:value-type="percentage" office:value="0.80107441093558851" table:style-name="ce25">
            <text:p>80,1%</text:p>
          </table:table-cell>
          <table:table-cell office:value-type="float" office:value="87093" table:style-name="ce22">
            <text:p>87.093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12680" table:style-name="ce22">
            <text:p>112.680</text:p>
          </table:table-cell>
          <table:table-cell office:value-type="float" office:value="18000" table:style-name="ce23">
            <text:p>18.000</text:p>
          </table:table-cell>
          <table:table-cell office:value-type="float" office:value="52700" table:style-name="ce23">
            <text:p>52.700</text:p>
          </table:table-cell>
          <table:table-cell office:value-type="float" office:value="183380" table:style-name="ce24">
            <text:p>183.380</text:p>
          </table:table-cell>
          <table:table-cell office:value-type="float" office:value="160884" table:style-name="ce24">
            <text:p>160.884</text:p>
          </table:table-cell>
          <table:table-cell office:value-type="percentage" office:value="0.87732577162176906" table:style-name="ce25">
            <text:p>87,7%</text:p>
          </table:table-cell>
          <table:table-cell office:value-type="float" office:value="45509" table:style-name="ce22">
            <text:p>45.509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800" table:style-name="ce22">
            <text:p>232.800</text:p>
          </table:table-cell>
          <table:table-cell office:value-type="float" office:value="35800" table:style-name="ce23">
            <text:p>35.800</text:p>
          </table:table-cell>
          <table:table-cell office:value-type="float" office:value="98100" table:style-name="ce23">
            <text:p>98.100</text:p>
          </table:table-cell>
          <table:table-cell office:value-type="float" office:value="366700" table:style-name="ce24">
            <text:p>366.700</text:p>
          </table:table-cell>
          <table:table-cell office:value-type="float" office:value="304229" table:style-name="ce24">
            <text:p>304.229</text:p>
          </table:table-cell>
          <table:table-cell office:value-type="percentage" office:value="0.82964003272429776" table:style-name="ce25">
            <text:p>83,0%</text:p>
          </table:table-cell>
          <table:table-cell office:value-type="float" office:value="104712" table:style-name="ce22">
            <text:p>104.712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97845" table:style-name="ce22">
            <text:p>97.845</text:p>
          </table:table-cell>
          <table:table-cell office:value-type="float" office:value="15300" table:style-name="ce23">
            <text:p>15.300</text:p>
          </table:table-cell>
          <table:table-cell office:value-type="float" office:value="26200" table:style-name="ce23">
            <text:p>26.200</text:p>
          </table:table-cell>
          <table:table-cell office:value-type="float" office:value="139345" table:style-name="ce24">
            <text:p>139.345</text:p>
          </table:table-cell>
          <table:table-cell office:value-type="float" office:value="114080" table:style-name="ce24">
            <text:p>114.080</text:p>
          </table:table-cell>
          <table:table-cell office:value-type="percentage" office:value="0.81868743047830927" table:style-name="ce25">
            <text:p>81,9%</text:p>
          </table:table-cell>
          <table:table-cell office:value-type="float" office:value="44056" table:style-name="ce22">
            <text:p>44.056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63035" table:style-name="ce22">
            <text:p>463.035</text:p>
          </table:table-cell>
          <table:table-cell office:value-type="float" office:value="78300" table:style-name="ce23">
            <text:p>78.300</text:p>
          </table:table-cell>
          <table:table-cell office:value-type="float" office:value="108100" table:style-name="ce23">
            <text:p>108.100</text:p>
          </table:table-cell>
          <table:table-cell office:value-type="float" office:value="649435" table:style-name="ce24">
            <text:p>649.435</text:p>
          </table:table-cell>
          <table:table-cell office:value-type="float" office:value="534134" table:style-name="ce24">
            <text:p>534.134</text:p>
          </table:table-cell>
          <table:table-cell office:value-type="percentage" office:value="0.82245952250802623" table:style-name="ce25">
            <text:p>82,2%</text:p>
          </table:table-cell>
          <table:table-cell office:value-type="float" office:value="198064" table:style-name="ce22">
            <text:p>198.06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300555" table:style-name="ce22">
            <text:p>300.555</text:p>
          </table:table-cell>
          <table:table-cell office:value-type="float" office:value="49600" table:style-name="ce23">
            <text:p>49.600</text:p>
          </table:table-cell>
          <table:table-cell office:value-type="float" office:value="92200" table:style-name="ce23">
            <text:p>92.200</text:p>
          </table:table-cell>
          <table:table-cell office:value-type="float" office:value="442355" table:style-name="ce24">
            <text:p>442.355</text:p>
          </table:table-cell>
          <table:table-cell office:value-type="float" office:value="356085" table:style-name="ce24">
            <text:p>356.085</text:p>
          </table:table-cell>
          <table:table-cell office:value-type="percentage" office:value="0.80497564173571001" table:style-name="ce25">
            <text:p>80,5%</text:p>
          </table:table-cell>
          <table:table-cell office:value-type="float" office:value="122854" table:style-name="ce22">
            <text:p>122.85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1027880" table:style-name="ce22">
            <text:p>1.027.880</text:p>
          </table:table-cell>
          <table:table-cell office:value-type="float" office:value="168400" table:style-name="ce23">
            <text:p>168.400</text:p>
          </table:table-cell>
          <table:table-cell office:value-type="float" office:value="350800" table:style-name="ce23">
            <text:p>350.800</text:p>
          </table:table-cell>
          <table:table-cell office:value-type="float" office:value="1547080" table:style-name="ce24">
            <text:p>1.547.080</text:p>
          </table:table-cell>
          <table:table-cell office:value-type="float" office:value="1274944" table:style-name="ce24">
            <text:p>1.274.944</text:p>
          </table:table-cell>
          <table:table-cell office:value-type="percentage" office:value="0.82409700855805779" table:style-name="ce25">
            <text:p>82,4%</text:p>
          </table:table-cell>
          <table:table-cell office:value-type="float" office:value="421043" table:style-name="ce22">
            <text:p>421.043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86360" table:style-name="ce22">
            <text:p>586.360</text:p>
          </table:table-cell>
          <table:table-cell office:value-type="float" office:value="96800" table:style-name="ce23">
            <text:p>96.800</text:p>
          </table:table-cell>
          <table:table-cell office:value-type="float" office:value="228100" table:style-name="ce23">
            <text:p>228.100</text:p>
          </table:table-cell>
          <table:table-cell office:value-type="float" office:value="911260" table:style-name="ce24">
            <text:p>911.260</text:p>
          </table:table-cell>
          <table:table-cell office:value-type="float" office:value="768217" table:style-name="ce24">
            <text:p>768.217</text:p>
          </table:table-cell>
          <table:table-cell office:value-type="percentage" office:value="0.84302723701248816" table:style-name="ce25">
            <text:p>84,3%</text:p>
          </table:table-cell>
          <table:table-cell office:value-type="float" office:value="251514" table:style-name="ce22">
            <text:p>251.51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78505" table:style-name="ce22">
            <text:p>178.505</text:p>
          </table:table-cell>
          <table:table-cell office:value-type="float" office:value="28100" table:style-name="ce23">
            <text:p>28.100</text:p>
          </table:table-cell>
          <table:table-cell office:value-type="float" office:value="47900" table:style-name="ce23">
            <text:p>47.900</text:p>
          </table:table-cell>
          <table:table-cell office:value-type="float" office:value="254505" table:style-name="ce24">
            <text:p>254.505</text:p>
          </table:table-cell>
          <table:table-cell office:value-type="float" office:value="219487" table:style-name="ce24">
            <text:p>219.487</text:p>
          </table:table-cell>
          <table:table-cell office:value-type="percentage" office:value="0.86240741832184042" table:style-name="ce25">
            <text:p>86,2%</text:p>
          </table:table-cell>
          <table:table-cell office:value-type="float" office:value="74629" table:style-name="ce22">
            <text:p>74.629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427165" table:style-name="ce22">
            <text:p>427.165</text:p>
          </table:table-cell>
          <table:table-cell office:value-type="float" office:value="73600" table:style-name="ce23">
            <text:p>73.600</text:p>
          </table:table-cell>
          <table:table-cell office:value-type="float" office:value="121900" table:style-name="ce23">
            <text:p>121.900</text:p>
          </table:table-cell>
          <table:table-cell office:value-type="float" office:value="622665" table:style-name="ce24">
            <text:p>622.665</text:p>
          </table:table-cell>
          <table:table-cell office:value-type="float" office:value="478450" table:style-name="ce24">
            <text:p>478.450</text:p>
          </table:table-cell>
          <table:table-cell office:value-type="percentage" office:value="0.76839070768390705" table:style-name="ce25">
            <text:p>76,8%</text:p>
          </table:table-cell>
          <table:table-cell office:value-type="float" office:value="154528" table:style-name="ce22">
            <text:p>154.528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50375" table:style-name="ce22">
            <text:p>50.375</text:p>
          </table:table-cell>
          <table:table-cell office:value-type="float" office:value="7800" table:style-name="ce23">
            <text:p>7.800</text:p>
          </table:table-cell>
          <table:table-cell office:value-type="float" office:value="14400" table:style-name="ce23">
            <text:p>14.400</text:p>
          </table:table-cell>
          <table:table-cell office:value-type="float" office:value="72575" table:style-name="ce24">
            <text:p>72.575</text:p>
          </table:table-cell>
          <table:table-cell office:value-type="float" office:value="63416" table:style-name="ce24">
            <text:p>63.416</text:p>
          </table:table-cell>
          <table:table-cell office:value-type="percentage" office:value="0.87379951774026865" table:style-name="ce25">
            <text:p>87,4%</text:p>
          </table:table-cell>
          <table:table-cell office:value-type="float" office:value="20966" table:style-name="ce22">
            <text:p>20.966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838815" table:style-name="ce22">
            <text:p>838.815</text:p>
          </table:table-cell>
          <table:table-cell office:value-type="float" office:value="136100" table:style-name="ce23">
            <text:p>136.100</text:p>
          </table:table-cell>
          <table:table-cell office:value-type="float" office:value="305800" table:style-name="ce23">
            <text:p>305.800</text:p>
          </table:table-cell>
          <table:table-cell office:value-type="float" office:value="1280715" table:style-name="ce24">
            <text:p>1.280.715</text:p>
          </table:table-cell>
          <table:table-cell office:value-type="float" office:value="1058277" table:style-name="ce24">
            <text:p>1.058.277</text:p>
          </table:table-cell>
          <table:table-cell office:value-type="percentage" office:value="0.8263173305536361" table:style-name="ce25">
            <text:p>82,6%</text:p>
          </table:table-cell>
          <table:table-cell office:value-type="float" office:value="359895" table:style-name="ce22">
            <text:p>359.895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97285" table:style-name="ce22">
            <text:p>197.285</text:p>
          </table:table-cell>
          <table:table-cell office:value-type="float" office:value="29400" table:style-name="ce23">
            <text:p>29.400</text:p>
          </table:table-cell>
          <table:table-cell office:value-type="float" office:value="68100" table:style-name="ce23">
            <text:p>68.100</text:p>
          </table:table-cell>
          <table:table-cell office:value-type="float" office:value="294785" table:style-name="ce24">
            <text:p>294.785</text:p>
          </table:table-cell>
          <table:table-cell office:value-type="float" office:value="237224" table:style-name="ce24">
            <text:p>237.224</text:p>
          </table:table-cell>
          <table:table-cell office:value-type="percentage" office:value="0.80473565479926046" table:style-name="ce25">
            <text:p>80,5%</text:p>
          </table:table-cell>
          <table:table-cell office:value-type="float" office:value="85655" table:style-name="ce22">
            <text:p>85.655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95505" table:style-name="ce22">
            <text:p>95.505</text:p>
          </table:table-cell>
          <table:table-cell office:value-type="float" office:value="15400" table:style-name="ce23">
            <text:p>15.400</text:p>
          </table:table-cell>
          <table:table-cell office:value-type="float" office:value="29800" table:style-name="ce23">
            <text:p>29.800</text:p>
          </table:table-cell>
          <table:table-cell office:value-type="float" office:value="140705" table:style-name="ce24">
            <text:p>140.705</text:p>
          </table:table-cell>
          <table:table-cell office:value-type="float" office:value="117849" table:style-name="ce24">
            <text:p>117.849</text:p>
          </table:table-cell>
          <table:table-cell office:value-type="percentage" office:value="0.83756085426957105" table:style-name="ce25">
            <text:p>83,8%</text:p>
          </table:table-cell>
          <table:table-cell office:value-type="float" office:value="37309" table:style-name="ce22">
            <text:p>37.309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314550" table:style-name="ce22">
            <text:p>314.550</text:p>
          </table:table-cell>
          <table:table-cell office:value-type="float" office:value="52900" table:style-name="ce23">
            <text:p>52.900</text:p>
          </table:table-cell>
          <table:table-cell office:value-type="float" office:value="100200" table:style-name="ce23">
            <text:p>100.200</text:p>
          </table:table-cell>
          <table:table-cell office:value-type="float" office:value="467650" table:style-name="ce24">
            <text:p>467.650</text:p>
          </table:table-cell>
          <table:table-cell office:value-type="float" office:value="370971" table:style-name="ce24">
            <text:p>370.971</text:p>
          </table:table-cell>
          <table:table-cell office:value-type="percentage" office:value="0.79326633165829141" table:style-name="ce25">
            <text:p>79,3%</text:p>
          </table:table-cell>
          <table:table-cell office:value-type="float" office:value="105534" table:style-name="ce22">
            <text:p>105.53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830" table:style-name="ce22">
            <text:p>7.830</text:p>
          </table:table-cell>
          <table:table-cell office:value-type="float" office:value="1300" table:style-name="ce23">
            <text:p>1.300</text:p>
          </table:table-cell>
          <table:table-cell office:value-type="float" office:value="3900" table:style-name="ce23">
            <text:p>3.900</text:p>
          </table:table-cell>
          <table:table-cell office:value-type="float" office:value="13030" table:style-name="ce24">
            <text:p>13.030</text:p>
          </table:table-cell>
          <table:table-cell office:value-type="float" office:value="11226" table:style-name="ce24">
            <text:p>11.226</text:p>
          </table:table-cell>
          <table:table-cell office:value-type="percentage" office:value="0.8615502686108979" table:style-name="ce25">
            <text:p>86,2%</text:p>
          </table:table-cell>
          <table:table-cell office:value-type="float" office:value="3601" table:style-name="ce22">
            <text:p>3.601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830" table:style-name="ce22">
            <text:p>7.830</text:p>
          </table:table-cell>
          <table:table-cell office:value-type="float" office:value="1200" table:style-name="ce23">
            <text:p>1.200</text:p>
          </table:table-cell>
          <table:table-cell office:value-type="float" office:value="3900" table:style-name="ce23">
            <text:p>3.900</text:p>
          </table:table-cell>
          <table:table-cell office:value-type="float" office:value="12930" table:style-name="ce24">
            <text:p>12.930</text:p>
          </table:table-cell>
          <table:table-cell office:value-type="float" office:value="10413" table:style-name="ce24">
            <text:p>10.413</text:p>
          </table:table-cell>
          <table:table-cell office:value-type="percentage" office:value="0.80533642691415308" table:style-name="ce25">
            <text:p>80,5%</text:p>
          </table:table-cell>
          <table:table-cell office:value-type="float" office:value="2423" table:style-name="ce22">
            <text:p>2.423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6100" table:style-name="ce23">
            <text:p>36.100</text:p>
          </table:table-cell>
          <table:table-cell office:value-type="float" office:value="55600" table:style-name="ce24">
            <text:p>55.600</text:p>
          </table:table-cell>
          <table:table-cell office:value-type="float" office:value="37606" table:style-name="ce24">
            <text:p>37.606</text:p>
          </table:table-cell>
          <table:table-cell office:value-type="percentage" office:value="0.67636690647482012" table:style-name="ce25">
            <text:p>67,6%</text:p>
          </table:table-cell>
          <table:table-cell office:value-type="float" office:value="4991" table:style-name="ce22">
            <text:p>4.991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6470295" table:style-name="ce28">
            <text:p>6.470.295</text:p>
          </table:table-cell>
          <table:table-cell office:value-type="float" office:value="1044000" table:style-name="ce29">
            <text:p>1.044.000</text:p>
          </table:table-cell>
          <table:table-cell office:value-type="float" office:value="2175700" table:style-name="ce30">
            <text:p>2.175.700</text:p>
          </table:table-cell>
          <table:table-cell office:value-type="float" office:value="9689995" table:style-name="ce31">
            <text:p>9.689.995</text:p>
          </table:table-cell>
          <table:table-cell office:value-type="float" office:value="8035160" table:style-name="ce31">
            <text:p>8.035.160</text:p>
          </table:table-cell>
          <table:table-cell office:value-type="percentage" office:value="0.82922230610026115" table:style-name="ce32">
            <text:p>82,9%</text:p>
          </table:table-cell>
          <table:table-cell office:value-type="float" office:value="2721084" table:style-name="ce31">
            <text:p>2.721.084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770" table:style-name="ce7">
            <text:p>40.770</text:p>
          </table:table-cell>
          <table:table-cell office:value-type="float" office:value="38848" table:style-name="ce7">
            <text:p>38.848</text:p>
          </table:table-cell>
          <table:table-cell office:value-type="percentage" office:value="0.97884804686562144" table:style-name="ce8">
            <text:p>97,9%</text:p>
          </table:table-cell>
          <table:table-cell office:value-type="percentage" office:value="0.93270269621377633" table:style-name="ce8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577" table:style-name="ce10">
            <text:p>11.577</text:p>
          </table:table-cell>
          <table:table-cell office:value-type="float" office:value="11115" table:style-name="ce10">
            <text:p>11.115</text:p>
          </table:table-cell>
          <table:table-cell office:value-type="percentage" office:value="0.96894877803816537" table:style-name="ce11">
            <text:p>96,9%</text:p>
          </table:table-cell>
          <table:table-cell office:value-type="percentage" office:value="0.93028121861399393" table:style-name="ce11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17" table:style-name="ce10">
            <text:p>5.117</text:p>
          </table:table-cell>
          <table:table-cell office:value-type="float" office:value="4869" table:style-name="ce10">
            <text:p>4.869</text:p>
          </table:table-cell>
          <table:table-cell office:value-type="percentage" office:value="0.93104075691411936" table:style-name="ce11">
            <text:p>93,1%</text:p>
          </table:table-cell>
          <table:table-cell office:value-type="percentage" office:value="0.88591703056768556" table:style-name="ce11">
            <text:p>88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531" table:style-name="ce9">
            <text:p>10.531</text:p>
          </table:table-cell>
          <table:table-cell office:value-type="float" office:value="10531" table:style-name="ce10">
            <text:p>10.531</text:p>
          </table:table-cell>
          <table:table-cell office:value-type="float" office:value="9441" table:style-name="ce10">
            <text:p>9.44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9649605925363218" table:style-name="ce11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800" table:style-name="ce9">
            <text:p>45.800</text:p>
          </table:table-cell>
          <table:table-cell office:value-type="float" office:value="45717" table:style-name="ce10">
            <text:p>45.717</text:p>
          </table:table-cell>
          <table:table-cell office:value-type="float" office:value="43930" table:style-name="ce10">
            <text:p>43.930</text:p>
          </table:table-cell>
          <table:table-cell office:value-type="percentage" office:value="0.99818777292576422" table:style-name="ce11">
            <text:p>99,8%</text:p>
          </table:table-cell>
          <table:table-cell office:value-type="percentage" office:value="0.95917030567685591" table:style-name="ce11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387" table:style-name="ce10">
            <text:p>24.387</text:p>
          </table:table-cell>
          <table:table-cell office:value-type="float" office:value="22610" table:style-name="ce10">
            <text:p>22.610</text:p>
          </table:table-cell>
          <table:table-cell office:value-type="percentage" office:value="0.95388406477352738" table:style-name="ce11">
            <text:p>95,4%</text:p>
          </table:table-cell>
          <table:table-cell office:value-type="percentage" office:value="0.88437768911836034" table:style-name="ce11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3343" table:style-name="ce9">
            <text:p>73.343</text:p>
          </table:table-cell>
          <table:table-cell office:value-type="float" office:value="73068" table:style-name="ce10">
            <text:p>73.068</text:p>
          </table:table-cell>
          <table:table-cell office:value-type="float" office:value="62908" table:style-name="ce10">
            <text:p>62.908</text:p>
          </table:table-cell>
          <table:table-cell office:value-type="percentage" office:value="0.99625049425303025" table:style-name="ce11">
            <text:p>99,6%</text:p>
          </table:table-cell>
          <table:table-cell office:value-type="percentage" office:value="0.85772330011043996" table:style-name="ce11">
            <text:p>8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240" table:style-name="ce10">
            <text:p>29.240</text:p>
          </table:table-cell>
          <table:table-cell office:value-type="float" office:value="26788" table:style-name="ce10">
            <text:p>26.788</text:p>
          </table:table-cell>
          <table:table-cell office:value-type="percentage" office:value="0.99118644067796613" table:style-name="ce11">
            <text:p>99,1%</text:p>
          </table:table-cell>
          <table:table-cell office:value-type="percentage" office:value="0.90806779661016945" table:style-name="ce11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438" table:style-name="ce10">
            <text:p>14.438</text:p>
          </table:table-cell>
          <table:table-cell office:value-type="float" office:value="13794" table:style-name="ce10">
            <text:p>13.794</text:p>
          </table:table-cell>
          <table:table-cell office:value-type="percentage" office:value="0.94824642059634834" table:style-name="ce11">
            <text:p>94,8%</text:p>
          </table:table-cell>
          <table:table-cell office:value-type="percentage" office:value="0.9059503480887954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048" table:style-name="ce9">
            <text:p>23.048</text:p>
          </table:table-cell>
          <table:table-cell office:value-type="float" office:value="22831" table:style-name="ce10">
            <text:p>22.831</text:p>
          </table:table-cell>
          <table:table-cell office:value-type="float" office:value="21872" table:style-name="ce10">
            <text:p>21.872</text:p>
          </table:table-cell>
          <table:table-cell office:value-type="percentage" office:value="0.9905848663658452" table:style-name="ce11">
            <text:p>99,1%</text:p>
          </table:table-cell>
          <table:table-cell office:value-type="percentage" office:value="0.94897604998264495" table:style-name="ce11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9">
            <text:p>3.390</text:p>
          </table:table-cell>
          <table:table-cell office:value-type="float" office:value="3341" table:style-name="ce10">
            <text:p>3.341</text:p>
          </table:table-cell>
          <table:table-cell office:value-type="float" office:value="3224" table:style-name="ce10">
            <text:p>3.224</text:p>
          </table:table-cell>
          <table:table-cell office:value-type="percentage" office:value="0.98554572271386431" table:style-name="ce11">
            <text:p>98,6%</text:p>
          </table:table-cell>
          <table:table-cell office:value-type="percentage" office:value="0.95103244837758116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1179" table:style-name="ce9">
            <text:p>51.179</text:p>
          </table:table-cell>
          <table:table-cell office:value-type="float" office:value="49548" table:style-name="ce10">
            <text:p>49.548</text:p>
          </table:table-cell>
          <table:table-cell office:value-type="float" office:value="45552" table:style-name="ce10">
            <text:p>45.552</text:p>
          </table:table-cell>
          <table:table-cell office:value-type="percentage" office:value="0.96813146016921003" table:style-name="ce11">
            <text:p>96,8%</text:p>
          </table:table-cell>
          <table:table-cell office:value-type="percentage" office:value="0.89005256062056703" table:style-name="ce11">
            <text:p>89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225" table:style-name="ce10">
            <text:p>11.225</text:p>
          </table:table-cell>
          <table:table-cell office:value-type="float" office:value="10690" table:style-name="ce10">
            <text:p>10.690</text:p>
          </table:table-cell>
          <table:table-cell office:value-type="percentage" office:value="0.94446781657551537" table:style-name="ce11">
            <text:p>94,4%</text:p>
          </table:table-cell>
          <table:table-cell office:value-type="percentage" office:value="0.89945309213294067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52" table:style-name="ce10">
            <text:p>8.052</text:p>
          </table:table-cell>
          <table:table-cell office:value-type="float" office:value="7838" table:style-name="ce10">
            <text:p>7.838</text:p>
          </table:table-cell>
          <table:table-cell office:value-type="percentage" office:value="0.96512046026609133" table:style-name="ce11">
            <text:p>96,5%</text:p>
          </table:table-cell>
          <table:table-cell office:value-type="percentage" office:value="0.93947021455112067" table:style-name="ce11">
            <text:p>9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3000" table:style-name="ce9">
            <text:p>23.000</text:p>
          </table:table-cell>
          <table:table-cell office:value-type="float" office:value="22515" table:style-name="ce10">
            <text:p>22.515</text:p>
          </table:table-cell>
          <table:table-cell office:value-type="float" office:value="20266" table:style-name="ce10">
            <text:p>20.266</text:p>
          </table:table-cell>
          <table:table-cell office:value-type="percentage" office:value="0.97891304347826091" table:style-name="ce11">
            <text:p>97,9%</text:p>
          </table:table-cell>
          <table:table-cell office:value-type="percentage" office:value="0.88113043478260866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9" table:style-name="ce10">
            <text:p>189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9" table:style-name="ce11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92" table:style-name="ce10">
            <text:p>292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92698412698412702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405179" table:style-name="ce12">
            <text:p>405.179</text:p>
          </table:table-cell>
          <table:table-cell office:value-type="float" office:value="397502" table:style-name="ce12">
            <text:p>397.502</text:p>
          </table:table-cell>
          <table:table-cell office:value-type="float" office:value="367680" table:style-name="ce12">
            <text:p>367.680</text:p>
          </table:table-cell>
          <table:table-cell office:value-type="percentage" office:value="0.98105281863077798" table:style-name="ce13">
            <text:p>98,1%</text:p>
          </table:table-cell>
          <table:table-cell office:value-type="percentage" office:value="0.90745078101283627" table:style-name="ce13">
            <text:p>90,7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16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3">
            <text:p>Población a vacunar <text:s/>Grupos 1-5A+6</text:p>
          </table:table-cell>
          <table:table-cell office:value-type="string" table:style-name="ce3">
            <text:p>Dosis administradas</text:p>
          </table:table-cell>
          <table:table-cell office:value-type="string" table:style-name="ce3">
            <text:p>Nº Personas con 1 dosis</text:p>
          </table:table-cell>
          <table:table-cell office:value-type="string" table:style-name="ce3">
            <text:p>% 1ª dosis</text:p>
          </table:table-cell>
          <table:table-cell office:value-type="string" table:style-name="ce3">
            <text:p>Nº Personas con pauta completa</text:p>
          </table:table-cell>
          <table:table-cell office:value-type="string" table:style-name="ce3">
            <text:p>% personas con pauta completa</text:p>
          </table:table-cell>
          <table:table-cell office:value-type="string" table:style-name="ce15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60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60">
            <text:p>48,7%</text:p>
          </table:table-cell>
          <table:table-cell office:value-type="date" office:date-value="2021-03-30T00:00:00" table:style-name="ce21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210455" table:style-name="ce9">
            <text:p>210.455</text:p>
          </table:table-cell>
          <table:table-cell office:value-type="float" office:value="250339" table:style-name="ce10">
            <text:p>250.339</text:p>
          </table:table-cell>
          <table:table-cell office:value-type="float" office:value="161061" table:style-name="ce10">
            <text:p>161.061</text:p>
          </table:table-cell>
          <table:table-cell office:value-type="percentage" office:value="0.765298995034568" table:style-name="ce61">
            <text:p>76,5%</text:p>
          </table:table-cell>
          <table:table-cell office:value-type="float" office:value="89278" table:style-name="ce10">
            <text:p>89.278</text:p>
          </table:table-cell>
          <table:table-cell office:value-type="percentage" office:value="0.42421420256111758" table:style-name="ce61">
            <text:p>42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71754" table:style-name="ce9">
            <text:p>171.754</text:p>
          </table:table-cell>
          <table:table-cell office:value-type="float" office:value="225915" table:style-name="ce10">
            <text:p>225.915</text:p>
          </table:table-cell>
          <table:table-cell office:value-type="float" office:value="138822" table:style-name="ce10">
            <text:p>138.822</text:p>
          </table:table-cell>
          <table:table-cell office:value-type="percentage" office:value="0.80826065186254759" table:style-name="ce61">
            <text:p>80,8%</text:p>
          </table:table-cell>
          <table:table-cell office:value-type="float" office:value="87093" table:style-name="ce10">
            <text:p>87.093</text:p>
          </table:table-cell>
          <table:table-cell office:value-type="percentage" office:value="0.50707989333581749" table:style-name="ce61">
            <text:p>50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136065" table:style-name="ce9">
            <text:p>136.065</text:p>
          </table:table-cell>
          <table:table-cell office:value-type="float" office:value="160884" table:style-name="ce10">
            <text:p>160.884</text:p>
          </table:table-cell>
          <table:table-cell office:value-type="float" office:value="115375" table:style-name="ce10">
            <text:p>115.375</text:p>
          </table:table-cell>
          <table:table-cell office:value-type="percentage" office:value="0.8479403226399147" table:style-name="ce61">
            <text:p>84,8%</text:p>
          </table:table-cell>
          <table:table-cell office:value-type="float" office:value="45509" table:style-name="ce10">
            <text:p>45.509</text:p>
          </table:table-cell>
          <table:table-cell office:value-type="percentage" office:value="0.3344651453349502" table:style-name="ce61">
            <text:p>33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229731" table:style-name="ce9">
            <text:p>229.731</text:p>
          </table:table-cell>
          <table:table-cell office:value-type="float" office:value="304229" table:style-name="ce10">
            <text:p>304.229</text:p>
          </table:table-cell>
          <table:table-cell office:value-type="float" office:value="199517" table:style-name="ce10">
            <text:p>199.517</text:p>
          </table:table-cell>
          <table:table-cell office:value-type="percentage" office:value="0.86848096251703077" table:style-name="ce61">
            <text:p>86,8%</text:p>
          </table:table-cell>
          <table:table-cell office:value-type="float" office:value="104712" table:style-name="ce10">
            <text:p>104.712</text:p>
          </table:table-cell>
          <table:table-cell office:value-type="percentage" office:value="0.45580265615001891" table:style-name="ce61">
            <text:p>45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92346" table:style-name="ce9">
            <text:p>92.346</text:p>
          </table:table-cell>
          <table:table-cell office:value-type="float" office:value="114080" table:style-name="ce10">
            <text:p>114.080</text:p>
          </table:table-cell>
          <table:table-cell office:value-type="float" office:value="70024" table:style-name="ce10">
            <text:p>70.024</text:p>
          </table:table-cell>
          <table:table-cell office:value-type="percentage" office:value="0.75827864769454012" table:style-name="ce61">
            <text:p>75,8%</text:p>
          </table:table-cell>
          <table:table-cell office:value-type="float" office:value="44056" table:style-name="ce10">
            <text:p>44.056</text:p>
          </table:table-cell>
          <table:table-cell office:value-type="percentage" office:value="0.47707534706430166" table:style-name="ce61">
            <text:p>47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11992" table:style-name="ce9">
            <text:p>411.992</text:p>
          </table:table-cell>
          <table:table-cell office:value-type="float" office:value="534134" table:style-name="ce10">
            <text:p>534.134</text:p>
          </table:table-cell>
          <table:table-cell office:value-type="float" office:value="336070" table:style-name="ce10">
            <text:p>336.070</text:p>
          </table:table-cell>
          <table:table-cell office:value-type="percentage" office:value="0.81571972271306237" table:style-name="ce61">
            <text:p>81,6%</text:p>
          </table:table-cell>
          <table:table-cell office:value-type="float" office:value="198064" table:style-name="ce10">
            <text:p>198.064</text:p>
          </table:table-cell>
          <table:table-cell office:value-type="percentage" office:value="0.48074719897473739" table:style-name="ce61">
            <text:p>48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98749" table:style-name="ce9">
            <text:p>298.749</text:p>
          </table:table-cell>
          <table:table-cell office:value-type="float" office:value="356085" table:style-name="ce10">
            <text:p>356.085</text:p>
          </table:table-cell>
          <table:table-cell office:value-type="float" office:value="233231" table:style-name="ce10">
            <text:p>233.231</text:p>
          </table:table-cell>
          <table:table-cell office:value-type="percentage" office:value="0.78069215294444505" table:style-name="ce61">
            <text:p>78,1%</text:p>
          </table:table-cell>
          <table:table-cell office:value-type="float" office:value="122854" table:style-name="ce10">
            <text:p>122.854</text:p>
          </table:table-cell>
          <table:table-cell office:value-type="percentage" office:value="0.41122815473859325" table:style-name="ce61">
            <text:p>41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937088" table:style-name="ce9">
            <text:p>937.088</text:p>
          </table:table-cell>
          <table:table-cell office:value-type="float" office:value="1274944" table:style-name="ce10">
            <text:p>1.274.944</text:p>
          </table:table-cell>
          <table:table-cell office:value-type="float" office:value="853901" table:style-name="ce10">
            <text:p>853.901</text:p>
          </table:table-cell>
          <table:table-cell office:value-type="percentage" office:value="0.91122818774757541" table:style-name="ce61">
            <text:p>91,1%</text:p>
          </table:table-cell>
          <table:table-cell office:value-type="float" office:value="421043" table:style-name="ce10">
            <text:p>421.043</text:p>
          </table:table-cell>
          <table:table-cell office:value-type="percentage" office:value="0.4493099900969813" table:style-name="ce61">
            <text:p>44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619700" table:style-name="ce9">
            <text:p>619.700</text:p>
          </table:table-cell>
          <table:table-cell office:value-type="float" office:value="768217" table:style-name="ce10">
            <text:p>768.217</text:p>
          </table:table-cell>
          <table:table-cell office:value-type="float" office:value="516703" table:style-name="ce10">
            <text:p>516.703</text:p>
          </table:table-cell>
          <table:table-cell office:value-type="percentage" office:value="0.83379538486364368" table:style-name="ce61">
            <text:p>83,4%</text:p>
          </table:table-cell>
          <table:table-cell office:value-type="float" office:value="251514" table:style-name="ce10">
            <text:p>251.514</text:p>
          </table:table-cell>
          <table:table-cell office:value-type="percentage" office:value="0.40586412780377601" table:style-name="ce61">
            <text:p>40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73760" table:style-name="ce9">
            <text:p>173.760</text:p>
          </table:table-cell>
          <table:table-cell office:value-type="float" office:value="219487" table:style-name="ce10">
            <text:p>219.487</text:p>
          </table:table-cell>
          <table:table-cell office:value-type="float" office:value="144858" table:style-name="ce10">
            <text:p>144.858</text:p>
          </table:table-cell>
          <table:table-cell office:value-type="percentage" office:value="0.83366712707182322" table:style-name="ce61">
            <text:p>83,4%</text:p>
          </table:table-cell>
          <table:table-cell office:value-type="float" office:value="74629" table:style-name="ce10">
            <text:p>74.629</text:p>
          </table:table-cell>
          <table:table-cell office:value-type="percentage" office:value="0.42949470534069983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369015" table:style-name="ce9">
            <text:p>369.015</text:p>
          </table:table-cell>
          <table:table-cell office:value-type="float" office:value="478450" table:style-name="ce10">
            <text:p>478.450</text:p>
          </table:table-cell>
          <table:table-cell office:value-type="float" office:value="323922" table:style-name="ce10">
            <text:p>323.922</text:p>
          </table:table-cell>
          <table:table-cell office:value-type="percentage" office:value="0.87780171537742369" table:style-name="ce61">
            <text:p>87,8%</text:p>
          </table:table-cell>
          <table:table-cell office:value-type="float" office:value="154528" table:style-name="ce10">
            <text:p>154.528</text:p>
          </table:table-cell>
          <table:table-cell office:value-type="percentage" office:value="0.41875804506591874" table:style-name="ce61">
            <text:p>41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55473" table:style-name="ce9">
            <text:p>55.473</text:p>
          </table:table-cell>
          <table:table-cell office:value-type="float" office:value="63416" table:style-name="ce10">
            <text:p>63.416</text:p>
          </table:table-cell>
          <table:table-cell office:value-type="float" office:value="42450" table:style-name="ce10">
            <text:p>42.450</text:p>
          </table:table-cell>
          <table:table-cell office:value-type="percentage" office:value="0.76523714239359686" table:style-name="ce61">
            <text:p>76,5%</text:p>
          </table:table-cell>
          <table:table-cell office:value-type="float" office:value="20966" table:style-name="ce10">
            <text:p>20.966</text:p>
          </table:table-cell>
          <table:table-cell office:value-type="percentage" office:value="0.37794963315486813" table:style-name="ce61">
            <text:p>3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838831" table:style-name="ce9">
            <text:p>838.831</text:p>
          </table:table-cell>
          <table:table-cell office:value-type="float" office:value="1058277" table:style-name="ce10">
            <text:p>1.058.277</text:p>
          </table:table-cell>
          <table:table-cell office:value-type="float" office:value="698382" table:style-name="ce10">
            <text:p>698.382</text:p>
          </table:table-cell>
          <table:table-cell office:value-type="percentage" office:value="0.83256579692452948" table:style-name="ce61">
            <text:p>83,3%</text:p>
          </table:table-cell>
          <table:table-cell office:value-type="float" office:value="359895" table:style-name="ce10">
            <text:p>359.895</text:p>
          </table:table-cell>
          <table:table-cell office:value-type="percentage" office:value="0.42904351412859087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98553" table:style-name="ce9">
            <text:p>198.553</text:p>
          </table:table-cell>
          <table:table-cell office:value-type="float" office:value="237224" table:style-name="ce10">
            <text:p>237.224</text:p>
          </table:table-cell>
          <table:table-cell office:value-type="float" office:value="151569" table:style-name="ce10">
            <text:p>151.569</text:p>
          </table:table-cell>
          <table:table-cell office:value-type="percentage" office:value="0.76336796724300315" table:style-name="ce61">
            <text:p>76,3%</text:p>
          </table:table-cell>
          <table:table-cell office:value-type="float" office:value="85655" table:style-name="ce10">
            <text:p>85.655</text:p>
          </table:table-cell>
          <table:table-cell office:value-type="percentage" office:value="0.43139615115359625" table:style-name="ce61">
            <text:p>43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97268" table:style-name="ce9">
            <text:p>97.268</text:p>
          </table:table-cell>
          <table:table-cell office:value-type="float" office:value="117849" table:style-name="ce10">
            <text:p>117.849</text:p>
          </table:table-cell>
          <table:table-cell office:value-type="float" office:value="80540" table:style-name="ce10">
            <text:p>80.540</text:p>
          </table:table-cell>
          <table:table-cell office:value-type="percentage" office:value="0.82802154871077849" table:style-name="ce61">
            <text:p>82,8%</text:p>
          </table:table-cell>
          <table:table-cell office:value-type="float" office:value="37309" table:style-name="ce10">
            <text:p>37.309</text:p>
          </table:table-cell>
          <table:table-cell office:value-type="percentage" office:value="0.38356910803141836" table:style-name="ce61">
            <text:p>38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379432" table:style-name="ce9">
            <text:p>379.432</text:p>
          </table:table-cell>
          <table:table-cell office:value-type="float" office:value="370971" table:style-name="ce10">
            <text:p>370.971</text:p>
          </table:table-cell>
          <table:table-cell office:value-type="float" office:value="265437" table:style-name="ce10">
            <text:p>265.437</text:p>
          </table:table-cell>
          <table:table-cell office:value-type="percentage" office:value="0.69956408526428981" table:style-name="ce61">
            <text:p>70,0%</text:p>
          </table:table-cell>
          <table:table-cell office:value-type="float" office:value="105534" table:style-name="ce10">
            <text:p>105.534</text:p>
          </table:table-cell>
          <table:table-cell office:value-type="percentage" office:value="0.27813679394463303" table:style-name="ce61">
            <text:p>2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9988" table:style-name="ce9">
            <text:p>9.988</text:p>
          </table:table-cell>
          <table:table-cell office:value-type="float" office:value="11226" table:style-name="ce10">
            <text:p>11.226</text:p>
          </table:table-cell>
          <table:table-cell office:value-type="float" office:value="7625" table:style-name="ce10">
            <text:p>7.625</text:p>
          </table:table-cell>
          <table:table-cell office:value-type="percentage" office:value="0.76341609931918297" table:style-name="ce61">
            <text:p>76,3%</text:p>
          </table:table-cell>
          <table:table-cell office:value-type="float" office:value="3601" table:style-name="ce10">
            <text:p>3.601</text:p>
          </table:table-cell>
          <table:table-cell office:value-type="percentage" office:value="0.3605326391670004" table:style-name="ce61">
            <text:p>36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1311" table:style-name="ce9">
            <text:p>11.311</text:p>
          </table:table-cell>
          <table:table-cell office:value-type="float" office:value="10413" table:style-name="ce10">
            <text:p>10.413</text:p>
          </table:table-cell>
          <table:table-cell office:value-type="float" office:value="7990" table:style-name="ce10">
            <text:p>7.990</text:p>
          </table:table-cell>
          <table:table-cell office:value-type="percentage" office:value="0.70639200778003708" table:style-name="ce61">
            <text:p>70,6%</text:p>
          </table:table-cell>
          <table:table-cell office:value-type="float" office:value="2423" table:style-name="ce10">
            <text:p>2.423</text:p>
          </table:table-cell>
          <table:table-cell office:value-type="percentage" office:value="0.21421624966846434" table:style-name="ce61">
            <text:p>21,4%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9">
            <text:p>Min. Defensa</text:p>
          </table:table-cell>
          <table:table-cell office:value-type="float" office:value="142511" table:style-name="ce62">
            <text:p>142.511</text:p>
          </table:table-cell>
          <table:table-cell office:value-type="float" office:value="28065" table:style-name="ce63">
            <text:p>28.065</text:p>
          </table:table-cell>
          <table:table-cell office:value-type="float" office:value="23217" table:style-name="ce63">
            <text:p>23.217</text:p>
          </table:table-cell>
          <table:table-cell office:value-type="percentage" office:value="0.16291373999200062" table:style-name="ce64">
            <text:p>16,3%</text:p>
          </table:table-cell>
          <table:table-cell office:value-type="float" office:value="4848" table:style-name="ce63">
            <text:p>4.848</text:p>
          </table:table-cell>
          <table:table-cell office:value-type="percentage" office:value="3.4018426647767538E-2" table:style-name="ce64">
            <text:p>3,4%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6426581" table:style-name="ce65">
            <text:p>6.426.581</text:p>
          </table:table-cell>
          <table:table-cell office:value-type="float" office:value="8025619" table:style-name="ce65">
            <text:p>8.025.619</text:p>
          </table:table-cell>
          <table:table-cell office:value-type="float" office:value="5304678" table:style-name="ce65">
            <text:p>5.304.678</text:p>
          </table:table-cell>
          <table:table-cell office:value-type="percentage" office:value="0.82542770409335853" table:style-name="ce66">
            <text:p>82,5%</text:p>
          </table:table-cell>
          <table:table-cell office:value-type="float" office:value="2720941" table:style-name="ce65">
            <text:p>2.720.941</text:p>
          </table:table-cell>
          <table:table-cell office:value-type="percentage" office:value="0.42338857940170677" table:style-name="ce66">
            <text:p>42,3%</text:p>
          </table:table-cell>
          <table:table-cell table:style-name="ce67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con al menos 1 dosis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375382" table:style-name="ce52">
            <text:p>375.382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90778107739482872" table:style-name="ce43">
            <text:p>90,8%</text:p>
          </table:table-cell>
          <table:table-cell office:value-type="float" office:value="21914" table:style-name="ce52">
            <text:p>21.914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3.3694096229748408E-2" table:style-name="ce43">
            <text:p>3,4%</text:p>
          </table:table-cell>
          <table:table-cell office:value-type="float" office:value="60757" table:style-name="ce52">
            <text:p>60.757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6.6317959890716233E-2" table:style-name="ce43">
            <text:p>6,6%</text:p>
          </table:table-cell>
          <table:table-cell office:value-type="float" office:value="133942" table:style-name="ce52">
            <text:p>133.942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0.105881246240181" table:style-name="ce43">
            <text:p>10,6%</text:p>
          </table:table-cell>
          <table:table-cell office:value-type="float" office:value="316861" table:style-name="ce52">
            <text:p>316.861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0.10529108810084201" table:style-name="ce43">
            <text:p>10,5%</text:p>
          </table:table-cell>
          <table:table-cell office:value-type="float" office:value="24984" table:style-name="ce52">
            <text:p>24.984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3.9920363795566322E-2" table:style-name="ce43">
            <text:p>4,0%</text:p>
          </table:table-cell>
          <table:table-cell office:value-type="float" office:value="144" table:style-name="ce52">
            <text:p>144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7.9155237713073262E-4" table:style-name="ce43">
            <text:p>0,1%</text:p>
          </table:table-cell>
          <table:table-cell office:value-type="float" office:value="933984" table:style-name="ce56">
            <text:p>933.984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0.13225089642580873" table:style-name="ce48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71256" table:style-name="ce53">
            <text:p>71.256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72116348032022026" table:style-name="ce44">
            <text:p>72,1%</text:p>
          </table:table-cell>
          <table:table-cell office:value-type="float" office:value="3553" table:style-name="ce53">
            <text:p>3.553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2.9868437644487413E-2" table:style-name="ce44">
            <text:p>3,0%</text:p>
          </table:table-cell>
          <table:table-cell office:value-type="float" office:value="11417" table:style-name="ce53">
            <text:p>11.417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7.3014127021686165E-2" table:style-name="ce44">
            <text:p>7,3%</text:p>
          </table:table-cell>
          <table:table-cell office:value-type="float" office:value="22612" table:style-name="ce53">
            <text:p>22.612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0.11404880312307708" table:style-name="ce44">
            <text:p>11,4%</text:p>
          </table:table-cell>
          <table:table-cell office:value-type="float" office:value="46702" table:style-name="ce53">
            <text:p>46.702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0.1046935211608602" table:style-name="ce44">
            <text:p>10,5%</text:p>
          </table:table-cell>
          <table:table-cell office:value-type="float" office:value="5493" table:style-name="ce53">
            <text:p>5.493</text:p>
          </table:table-cell>
          <table:table-cell office:value-type="float" office:value="89180" table:style-name="ce53">
            <text:p>89.180</text:p>
          </table:table-cell>
          <table:table-cell office:value-type="percentage" office:value="6.1594527921058531E-2" table:style-name="ce44">
            <text:p>6,2%</text:p>
          </table:table-cell>
          <table:table-cell office:value-type="float" office:value="28" table:style-name="ce53">
            <text:p>28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61061" table:style-name="ce57">
            <text:p>161.061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0.14218407364640825" table:style-name="ce49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67037" table:style-name="ce53">
            <text:p>67.037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76329332999339605" table:style-name="ce44">
            <text:p>76,3%</text:p>
          </table:table-cell>
          <table:table-cell office:value-type="float" office:value="4258" table:style-name="ce53">
            <text:p>4.258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8975185127552658E-2" table:style-name="ce44">
            <text:p>3,9%</text:p>
          </table:table-cell>
          <table:table-cell office:value-type="float" office:value="15803" table:style-name="ce53">
            <text:p>15.803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0.10559832143907198" table:style-name="ce44">
            <text:p>10,6%</text:p>
          </table:table-cell>
          <table:table-cell office:value-type="float" office:value="19259" table:style-name="ce53">
            <text:p>19.259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0.11841126379538258" table:style-name="ce44">
            <text:p>11,8%</text:p>
          </table:table-cell>
          <table:table-cell office:value-type="float" office:value="29619" table:style-name="ce53">
            <text:p>29.619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9.1957341778046847E-2" table:style-name="ce44">
            <text:p>9,2%</text:p>
          </table:table-cell>
          <table:table-cell office:value-type="float" office:value="2816" table:style-name="ce53">
            <text:p>2.816</text:p>
          </table:table-cell>
          <table:table-cell office:value-type="float" office:value="54179" table:style-name="ce53">
            <text:p>54.179</text:p>
          </table:table-cell>
          <table:table-cell office:value-type="percentage" office:value="5.1975857804684472E-2" table:style-name="ce44">
            <text:p>5,2%</text:p>
          </table:table-cell>
          <table:table-cell office:value-type="float" office:value="30" table:style-name="ce53">
            <text:p>30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9276489108783653E-3" table:style-name="ce44">
            <text:p>0,2%</text:p>
          </table:table-cell>
          <table:table-cell office:value-type="float" office:value="138822" table:style-name="ce57">
            <text:p>138.822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5403973994933473" table:style-name="ce49">
            <text:p>15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33141" table:style-name="ce53">
            <text:p>33.141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66894755964636066" table:style-name="ce44">
            <text:p>66,9%</text:p>
          </table:table-cell>
          <table:table-cell office:value-type="float" office:value="2346" table:style-name="ce53">
            <text:p>2.346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9137065924785138E-2" table:style-name="ce44">
            <text:p>2,9%</text:p>
          </table:table-cell>
          <table:table-cell office:value-type="float" office:value="15295" table:style-name="ce53">
            <text:p>15.295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0.13046890327643712" table:style-name="ce44">
            <text:p>13,0%</text:p>
          </table:table-cell>
          <table:table-cell office:value-type="float" office:value="19592" table:style-name="ce53">
            <text:p>19.592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0.11816860377449531" table:style-name="ce44">
            <text:p>11,8%</text:p>
          </table:table-cell>
          <table:table-cell office:value-type="float" office:value="41453" table:style-name="ce53">
            <text:p>41.453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8.9327966141871426E-2" table:style-name="ce44">
            <text:p>8,9%</text:p>
          </table:table-cell>
          <table:table-cell office:value-type="float" office:value="3517" table:style-name="ce53">
            <text:p>3.517</text:p>
          </table:table-cell>
          <table:table-cell office:value-type="float" office:value="85839" table:style-name="ce53">
            <text:p>85.839</text:p>
          </table:table-cell>
          <table:table-cell office:value-type="percentage" office:value="4.0972052330525754E-2" table:style-name="ce44">
            <text:p>4,1%</text:p>
          </table:table-cell>
          <table:table-cell office:value-type="float" office:value="31" table:style-name="ce53">
            <text:p>31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3304721030042918E-3" table:style-name="ce44">
            <text:p>0,1%</text:p>
          </table:table-cell>
          <table:table-cell office:value-type="float" office:value="115375" table:style-name="ce57">
            <text:p>115.375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0.11698008372884346" table:style-name="ce49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54220" table:style-name="ce53">
            <text:p>54.220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60086883283833503" table:style-name="ce44">
            <text:p>60,1%</text:p>
          </table:table-cell>
          <table:table-cell office:value-type="float" office:value="15913" table:style-name="ce53">
            <text:p>15.913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10297610188247018" table:style-name="ce44">
            <text:p>10,3%</text:p>
          </table:table-cell>
          <table:table-cell office:value-type="float" office:value="33435" table:style-name="ce53">
            <text:p>33.435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0.14222091776836301" table:style-name="ce44">
            <text:p>14,2%</text:p>
          </table:table-cell>
          <table:table-cell office:value-type="float" office:value="26623" table:style-name="ce53">
            <text:p>26.623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7.5954603551376274E-2" table:style-name="ce44">
            <text:p>7,6%</text:p>
          </table:table-cell>
          <table:table-cell office:value-type="float" office:value="63706" table:style-name="ce53">
            <text:p>63.706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7.6531905513021817E-2" table:style-name="ce44">
            <text:p>7,7%</text:p>
          </table:table-cell>
          <table:table-cell office:value-type="float" office:value="5593" table:style-name="ce53">
            <text:p>5.593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3.4124674342125336E-2" table:style-name="ce44">
            <text:p>3,4%</text:p>
          </table:table-cell>
          <table:table-cell office:value-type="float" office:value="27" table:style-name="ce53">
            <text:p>27</text:p>
          </table:table-cell>
          <table:table-cell office:value-type="float" office:value="44352" table:style-name="ce53">
            <text:p>44.352</text:p>
          </table:table-cell>
          <table:table-cell office:value-type="percentage" office:value="6.0876623376623375E-4" table:style-name="ce44">
            <text:p>0,1%</text:p>
          </table:table-cell>
          <table:table-cell office:value-type="float" office:value="199517" table:style-name="ce57">
            <text:p>199.517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0.10663467720772429" table:style-name="ce49">
            <text:p>10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30858" table:style-name="ce53">
            <text:p>30.858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75186394425222947" table:style-name="ce44">
            <text:p>75,2%</text:p>
          </table:table-cell>
          <table:table-cell office:value-type="float" office:value="1827" table:style-name="ce53">
            <text:p>1.82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4428824482719632E-2" table:style-name="ce44">
            <text:p>3,4%</text:p>
          </table:table-cell>
          <table:table-cell office:value-type="float" office:value="4962" table:style-name="ce53">
            <text:p>4.962</text:p>
          </table:table-cell>
          <table:table-cell office:value-type="float" office:value="77345" table:style-name="ce53">
            <text:p>77.345</text:p>
          </table:table-cell>
          <table:table-cell office:value-type="percentage" office:value="6.4154114680974858E-2" table:style-name="ce44">
            <text:p>6,4%</text:p>
          </table:table-cell>
          <table:table-cell office:value-type="float" office:value="9927" table:style-name="ce53">
            <text:p>9.927</text:p>
          </table:table-cell>
          <table:table-cell office:value-type="float" office:value="89964" table:style-name="ce53">
            <text:p>89.964</text:p>
          </table:table-cell>
          <table:table-cell office:value-type="percentage" office:value="0.11034413765506203" table:style-name="ce44">
            <text:p>11,0%</text:p>
          </table:table-cell>
          <table:table-cell office:value-type="float" office:value="21036" table:style-name="ce53">
            <text:p>21.036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0.1082984539824239" table:style-name="ce44">
            <text:p>10,8%</text:p>
          </table:table-cell>
          <table:table-cell office:value-type="float" office:value="1409" table:style-name="ce53">
            <text:p>1.409</text:p>
          </table:table-cell>
          <table:table-cell office:value-type="float" office:value="34935" table:style-name="ce53">
            <text:p>34.935</text:p>
          </table:table-cell>
          <table:table-cell office:value-type="percentage" office:value="4.0332045226849862E-2" table:style-name="ce44">
            <text:p>4,0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70024" table:style-name="ce57">
            <text:p>70.024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0.13966141719719816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58345" table:style-name="ce53">
            <text:p>158.345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70798141797484537" table:style-name="ce44">
            <text:p>70,8%</text:p>
          </table:table-cell>
          <table:table-cell office:value-type="float" office:value="12861" table:style-name="ce53">
            <text:p>12.861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5.2406177417383154E-2" table:style-name="ce44">
            <text:p>5,2%</text:p>
          </table:table-cell>
          <table:table-cell office:value-type="float" office:value="26304" table:style-name="ce53">
            <text:p>26.304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8.2567684218786783E-2" table:style-name="ce44">
            <text:p>8,3%</text:p>
          </table:table-cell>
          <table:table-cell office:value-type="float" office:value="49803" table:style-name="ce53">
            <text:p>49.803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0.13065652259460878" table:style-name="ce44">
            <text:p>13,1%</text:p>
          </table:table-cell>
          <table:table-cell office:value-type="float" office:value="81619" table:style-name="ce53">
            <text:p>81.619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0.11045266932810069" table:style-name="ce44">
            <text:p>11,0%</text:p>
          </table:table-cell>
          <table:table-cell office:value-type="float" office:value="7049" table:style-name="ce53">
            <text:p>7.049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4.8808353297973991E-2" table:style-name="ce44">
            <text:p>4,9%</text:p>
          </table:table-cell>
          <table:table-cell office:value-type="float" office:value="89" table:style-name="ce53">
            <text:p>89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1875921738275491E-3" table:style-name="ce44">
            <text:p>0,2%</text:p>
          </table:table-cell>
          <table:table-cell office:value-type="float" office:value="336070" table:style-name="ce57">
            <text:p>336.070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0.16057830551591043" table:style-name="ce49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99503" table:style-name="ce53">
            <text:p>99.503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73600159770404017" table:style-name="ce44">
            <text:p>73,6%</text:p>
          </table:table-cell>
          <table:table-cell office:value-type="float" office:value="6609" table:style-name="ce53">
            <text:p>6.609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4.1539650913570626E-2" table:style-name="ce44">
            <text:p>4,2%</text:p>
          </table:table-cell>
          <table:table-cell office:value-type="float" office:value="17253" table:style-name="ce53">
            <text:p>17.253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7.8981340755525445E-2" table:style-name="ce44">
            <text:p>7,9%</text:p>
          </table:table-cell>
          <table:table-cell office:value-type="float" office:value="36035" table:style-name="ce53">
            <text:p>36.035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0.11719537657978782" table:style-name="ce44">
            <text:p>11,7%</text:p>
          </table:table-cell>
          <table:table-cell office:value-type="float" office:value="68206" table:style-name="ce53">
            <text:p>68.206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9.6354530878062908E-2" table:style-name="ce44">
            <text:p>9,6%</text:p>
          </table:table-cell>
          <table:table-cell office:value-type="float" office:value="5534" table:style-name="ce53">
            <text:p>5.534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3.7012266081675786E-2" table:style-name="ce44">
            <text:p>3,7%</text:p>
          </table:table-cell>
          <table:table-cell office:value-type="float" office:value="91" table:style-name="ce53">
            <text:p>91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1480502313284866E-3" table:style-name="ce44">
            <text:p>0,2%</text:p>
          </table:table-cell>
          <table:table-cell office:value-type="float" office:value="233231" table:style-name="ce57">
            <text:p>233.231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0.13560225679142121" table:style-name="ce49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240692" table:style-name="ce53">
            <text:p>240.692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53822484995393516" table:style-name="ce44">
            <text:p>53,8%</text:p>
          </table:table-cell>
          <table:table-cell office:value-type="float" office:value="36372" table:style-name="ce53">
            <text:p>36.372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5.72524130635991E-2" table:style-name="ce44">
            <text:p>5,7%</text:p>
          </table:table-cell>
          <table:table-cell office:value-type="float" office:value="142711" table:style-name="ce53">
            <text:p>142.711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0.17038410475844812" table:style-name="ce44">
            <text:p>17,0%</text:p>
          </table:table-cell>
          <table:table-cell office:value-type="float" office:value="120739" table:style-name="ce53">
            <text:p>120.739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0.11058912967814029" table:style-name="ce44">
            <text:p>11,1%</text:p>
          </table:table-cell>
          <table:table-cell office:value-type="float" office:value="279821" table:style-name="ce53">
            <text:p>279.821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9.980682159460641E-2" table:style-name="ce44">
            <text:p>10,0%</text:p>
          </table:table-cell>
          <table:table-cell office:value-type="float" office:value="33296" table:style-name="ce53">
            <text:p>33.296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5.9850876120765895E-2" table:style-name="ce44">
            <text:p>6,0%</text:p>
          </table:table-cell>
          <table:table-cell office:value-type="float" office:value="270" table:style-name="ce53">
            <text:p>270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6889355952559675E-3" table:style-name="ce44">
            <text:p>0,2%</text:p>
          </table:table-cell>
          <table:table-cell office:value-type="float" office:value="853901" table:style-name="ce57">
            <text:p>853.901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0.13073265624134026" table:style-name="ce49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212048" table:style-name="ce53">
            <text:p>212.048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76681457051831436" table:style-name="ce44">
            <text:p>76,7%</text:p>
          </table:table-cell>
          <table:table-cell office:value-type="float" office:value="11809" table:style-name="ce53">
            <text:p>11.809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6969684512471965E-2" table:style-name="ce44">
            <text:p>2,7%</text:p>
          </table:table-cell>
          <table:table-cell office:value-type="float" office:value="33846" table:style-name="ce53">
            <text:p>33.846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5.8282018432037029E-2" table:style-name="ce44">
            <text:p>5,8%</text:p>
          </table:table-cell>
          <table:table-cell office:value-type="float" office:value="75799" table:style-name="ce53">
            <text:p>75.799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0.10075179375117967" table:style-name="ce44">
            <text:p>10,1%</text:p>
          </table:table-cell>
          <table:table-cell office:value-type="float" office:value="168852" table:style-name="ce53">
            <text:p>168.852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9.5614470712080124E-2" table:style-name="ce44">
            <text:p>9,6%</text:p>
          </table:table-cell>
          <table:table-cell office:value-type="float" office:value="14243" table:style-name="ce53">
            <text:p>14.243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4.0367424908030407E-2" table:style-name="ce44">
            <text:p>4,0%</text:p>
          </table:table-cell>
          <table:table-cell office:value-type="float" office:value="106" table:style-name="ce53">
            <text:p>106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0286368620753233E-3" table:style-name="ce44">
            <text:p>0,1%</text:p>
          </table:table-cell>
          <table:table-cell office:value-type="float" office:value="516703" table:style-name="ce57">
            <text:p>516.703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0.12102742718077064" table:style-name="ce49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62671" table:style-name="ce53">
            <text:p>62.671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82456417340964405" table:style-name="ce44">
            <text:p>82,5%</text:p>
          </table:table-cell>
          <table:table-cell office:value-type="float" office:value="4183" table:style-name="ce53">
            <text:p>4.183</text:p>
          </table:table-cell>
          <table:table-cell office:value-type="float" office:value="91876" table:style-name="ce53">
            <text:p>91.876</text:p>
          </table:table-cell>
          <table:table-cell office:value-type="percentage" office:value="4.5528756149592932E-2" table:style-name="ce44">
            <text:p>4,6%</text:p>
          </table:table-cell>
          <table:table-cell office:value-type="float" office:value="18622" table:style-name="ce53">
            <text:p>18.622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0.14862287205599495" table:style-name="ce44">
            <text:p>14,9%</text:p>
          </table:table-cell>
          <table:table-cell office:value-type="float" office:value="19884" table:style-name="ce53">
            <text:p>19.884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0.11750661875945537" table:style-name="ce44">
            <text:p>11,8%</text:p>
          </table:table-cell>
          <table:table-cell office:value-type="float" office:value="37612" table:style-name="ce53">
            <text:p>37.612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0.10691970504124761" table:style-name="ce44">
            <text:p>10,7%</text:p>
          </table:table-cell>
          <table:table-cell office:value-type="float" office:value="1845" table:style-name="ce53">
            <text:p>1.845</text:p>
          </table:table-cell>
          <table:table-cell office:value-type="float" office:value="76088" table:style-name="ce53">
            <text:p>76.088</text:p>
          </table:table-cell>
          <table:table-cell office:value-type="percentage" office:value="2.4248238881295341E-2" table:style-name="ce44">
            <text:p>2,4%</text:p>
          </table:table-cell>
          <table:table-cell office:value-type="float" office:value="41" table:style-name="ce53">
            <text:p>41</text:p>
          </table:table-cell>
          <table:table-cell office:value-type="float" office:value="20953" table:style-name="ce53">
            <text:p>20.953</text:p>
          </table:table-cell>
          <table:table-cell office:value-type="percentage" office:value="1.9567603684436598E-3" table:style-name="ce44">
            <text:p>0,2%</text:p>
          </table:table-cell>
          <table:table-cell office:value-type="float" office:value="144858" table:style-name="ce57">
            <text:p>144.858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0.15897271000303989" table:style-name="ce49">
            <text:p>15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150234" table:style-name="ce53">
            <text:p>150.234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64119811183856734" table:style-name="ce44">
            <text:p>64,1%</text:p>
          </table:table-cell>
          <table:table-cell office:value-type="float" office:value="4949" table:style-name="ce53">
            <text:p>4.949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7079534238443963E-2" table:style-name="ce44">
            <text:p>1,7%</text:p>
          </table:table-cell>
          <table:table-cell office:value-type="float" office:value="17743" table:style-name="ce53">
            <text:p>17.743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5.1143324099882682E-2" table:style-name="ce44">
            <text:p>5,1%</text:p>
          </table:table-cell>
          <table:table-cell office:value-type="float" office:value="57562" table:style-name="ce53">
            <text:p>57.562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0.14181709777796392" table:style-name="ce44">
            <text:p>14,2%</text:p>
          </table:table-cell>
          <table:table-cell office:value-type="float" office:value="89828" table:style-name="ce53">
            <text:p>89.828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0.10104341487777332" table:style-name="ce44">
            <text:p>10,1%</text:p>
          </table:table-cell>
          <table:table-cell office:value-type="float" office:value="3603" table:style-name="ce53">
            <text:p>3.603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2.3588333497004812E-2" table:style-name="ce44">
            <text:p>2,4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323922" table:style-name="ce57">
            <text:p>323.922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0.13710154263678431" table:style-name="ce49">
            <text:p>13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5738" table:style-name="ce53">
            <text:p>15.738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70869545638762554" table:style-name="ce44">
            <text:p>70,9%</text:p>
          </table:table-cell>
          <table:table-cell office:value-type="float" office:value="736" table:style-name="ce53">
            <text:p>736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6168888888888887E-2" table:style-name="ce44">
            <text:p>2,6%</text:p>
          </table:table-cell>
          <table:table-cell office:value-type="float" office:value="5946" table:style-name="ce53">
            <text:p>5.946</text:p>
          </table:table-cell>
          <table:table-cell office:value-type="float" office:value="37718" table:style-name="ce53">
            <text:p>37.718</text:p>
          </table:table-cell>
          <table:table-cell office:value-type="percentage" office:value="0.15764356540643726" table:style-name="ce44">
            <text:p>15,8%</text:p>
          </table:table-cell>
          <table:table-cell office:value-type="float" office:value="6330" table:style-name="ce53">
            <text:p>6.330</text:p>
          </table:table-cell>
          <table:table-cell office:value-type="float" office:value="47664" table:style-name="ce53">
            <text:p>47.664</text:p>
          </table:table-cell>
          <table:table-cell office:value-type="percentage" office:value="0.13280463242698892" table:style-name="ce44">
            <text:p>13,3%</text:p>
          </table:table-cell>
          <table:table-cell office:value-type="float" office:value="12463" table:style-name="ce53">
            <text:p>12.463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0.1158077645003624" table:style-name="ce44">
            <text:p>11,6%</text:p>
          </table:table-cell>
          <table:table-cell office:value-type="float" office:value="1230" table:style-name="ce53">
            <text:p>1.230</text:p>
          </table:table-cell>
          <table:table-cell office:value-type="float" office:value="21170" table:style-name="ce53">
            <text:p>21.170</text:p>
          </table:table-cell>
          <table:table-cell office:value-type="percentage" office:value="5.8101086443079833E-2" table:style-name="ce44">
            <text:p>5,8%</text:p>
          </table:table-cell>
          <table:table-cell office:value-type="float" office:value="7" table:style-name="ce53">
            <text:p>7</text:p>
          </table:table-cell>
          <table:table-cell office:value-type="float" office:value="6286" table:style-name="ce53">
            <text:p>6.286</text:p>
          </table:table-cell>
          <table:table-cell office:value-type="percentage" office:value="1.1135857461024498E-3" table:style-name="ce44">
            <text:p>0,1%</text:p>
          </table:table-cell>
          <table:table-cell office:value-type="float" office:value="42450" table:style-name="ce57">
            <text:p>42.450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0.15676470153773431" table:style-name="ce49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249380" table:style-name="ce53">
            <text:p>249.380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68488034230285455" table:style-name="ce44">
            <text:p>68,5%</text:p>
          </table:table-cell>
          <table:table-cell office:value-type="float" office:value="14300" table:style-name="ce53">
            <text:p>14.300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2.7182125946384684E-2" table:style-name="ce44">
            <text:p>2,7%</text:p>
          </table:table-cell>
          <table:table-cell office:value-type="float" office:value="48756" table:style-name="ce53">
            <text:p>48.756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6.9322345494175514E-2" table:style-name="ce44">
            <text:p>6,9%</text:p>
          </table:table-cell>
          <table:table-cell office:value-type="float" office:value="101657" table:style-name="ce53">
            <text:p>101.657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0.10450120941669416" table:style-name="ce44">
            <text:p>10,5%</text:p>
          </table:table-cell>
          <table:table-cell office:value-type="float" office:value="263210" table:style-name="ce53">
            <text:p>263.21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0.10470864692686625" table:style-name="ce44">
            <text:p>10,5%</text:p>
          </table:table-cell>
          <table:table-cell office:value-type="float" office:value="21000" table:style-name="ce53">
            <text:p>21.000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4.3775900741271918E-2" table:style-name="ce44">
            <text:p>4,4%</text:p>
          </table:table-cell>
          <table:table-cell office:value-type="float" office:value="79" table:style-name="ce53">
            <text:p>79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5.8147665628841244E-4" table:style-name="ce44">
            <text:p>0,1%</text:p>
          </table:table-cell>
          <table:table-cell office:value-type="float" office:value="698382" table:style-name="ce57">
            <text:p>698.382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0.12261731508563681" table:style-name="ce49">
            <text:p>12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53009" table:style-name="ce53">
            <text:p>53.009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75975691906379439" table:style-name="ce44">
            <text:p>76,0%</text:p>
          </table:table-cell>
          <table:table-cell office:value-type="float" office:value="2903" table:style-name="ce53">
            <text:p>2.903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8212130341402734E-2" table:style-name="ce44">
            <text:p>2,8%</text:p>
          </table:table-cell>
          <table:table-cell office:value-type="float" office:value="8929" table:style-name="ce53">
            <text:p>8.929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6.0779121769258523E-2" table:style-name="ce44">
            <text:p>6,1%</text:p>
          </table:table-cell>
          <table:table-cell office:value-type="float" office:value="22718" table:style-name="ce53">
            <text:p>22.718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0.10652924185017068" table:style-name="ce44">
            <text:p>10,7%</text:p>
          </table:table-cell>
          <table:table-cell office:value-type="float" office:value="57010" table:style-name="ce53">
            <text:p>57.010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0.10341668707427462" table:style-name="ce44">
            <text:p>10,3%</text:p>
          </table:table-cell>
          <table:table-cell office:value-type="float" office:value="6898" table:style-name="ce53">
            <text:p>6.898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5.8129050199297191E-2" table:style-name="ce44">
            <text:p>5,8%</text:p>
          </table:table-cell>
          <table:table-cell office:value-type="float" office:value="102" table:style-name="ce53">
            <text:p>102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938465084120765E-3" table:style-name="ce44">
            <text:p>0,3%</text:p>
          </table:table-cell>
          <table:table-cell office:value-type="float" office:value="151569" table:style-name="ce57">
            <text:p>151.569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0.12248207848375608" table:style-name="ce49">
            <text:p>12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32261" table:style-name="ce53">
            <text:p>32.261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78368070737987661" table:style-name="ce44">
            <text:p>78,4%</text:p>
          </table:table-cell>
          <table:table-cell office:value-type="float" office:value="1868" table:style-name="ce53">
            <text:p>1.868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3481502724404935E-2" table:style-name="ce44">
            <text:p>3,3%</text:p>
          </table:table-cell>
          <table:table-cell office:value-type="float" office:value="5310" table:style-name="ce53">
            <text:p>5.310</text:p>
          </table:table-cell>
          <table:table-cell office:value-type="float" office:value="73844" table:style-name="ce53">
            <text:p>73.844</text:p>
          </table:table-cell>
          <table:table-cell office:value-type="percentage" office:value="7.1908347326797031E-2" table:style-name="ce44">
            <text:p>7,2%</text:p>
          </table:table-cell>
          <table:table-cell office:value-type="float" office:value="12591" table:style-name="ce53">
            <text:p>12.591</text:p>
          </table:table-cell>
          <table:table-cell office:value-type="float" office:value="96694" table:style-name="ce53">
            <text:p>96.694</text:p>
          </table:table-cell>
          <table:table-cell office:value-type="percentage" office:value="0.13021490475107039" table:style-name="ce44">
            <text:p>13,0%</text:p>
          </table:table-cell>
          <table:table-cell office:value-type="float" office:value="25310" table:style-name="ce53">
            <text:p>25.310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0.11348350879710171" table:style-name="ce44">
            <text:p>11,3%</text:p>
          </table:table-cell>
          <table:table-cell office:value-type="float" office:value="3196" table:style-name="ce53">
            <text:p>3.196</text:p>
          </table:table-cell>
          <table:table-cell office:value-type="float" office:value="48505" table:style-name="ce53">
            <text:p>48.505</text:p>
          </table:table-cell>
          <table:table-cell office:value-type="percentage" office:value="6.5890114421193691E-2" table:style-name="ce44">
            <text:p>6,6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80540" table:style-name="ce57">
            <text:p>80.540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0.14565907385135685" table:style-name="ce49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98754" table:style-name="ce53">
            <text:p>98.754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62522317188983856" table:style-name="ce44">
            <text:p>62,5%</text:p>
          </table:table-cell>
          <table:table-cell office:value-type="float" office:value="4108" table:style-name="ce53">
            <text:p>4.108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9279053505474444E-2" table:style-name="ce44">
            <text:p>1,9%</text:p>
          </table:table-cell>
          <table:table-cell office:value-type="float" office:value="21099" table:style-name="ce53">
            <text:p>21.099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7.5321559765671023E-2" table:style-name="ce44">
            <text:p>7,5%</text:p>
          </table:table-cell>
          <table:table-cell office:value-type="float" office:value="45257" table:style-name="ce53">
            <text:p>45.257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0.13311782855899076" table:style-name="ce44">
            <text:p>13,3%</text:p>
          </table:table-cell>
          <table:table-cell office:value-type="float" office:value="85442" table:style-name="ce53">
            <text:p>85.442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0.11787558512186676" table:style-name="ce44">
            <text:p>11,8%</text:p>
          </table:table-cell>
          <table:table-cell office:value-type="float" office:value="10771" table:style-name="ce53">
            <text:p>10.771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7.6758621181132108E-2" table:style-name="ce44">
            <text:p>7,7%</text:p>
          </table:table-cell>
          <table:table-cell office:value-type="float" office:value="6" table:style-name="ce53">
            <text:p>6</text:p>
          </table:table-cell>
          <table:table-cell office:value-type="float" office:value="41824" table:style-name="ce53">
            <text:p>41.824</text:p>
          </table:table-cell>
          <table:table-cell office:value-type="percentage" office:value="1.434583014537108E-4" table:style-name="ce44">
            <text:p>0,0%</text:p>
          </table:table-cell>
          <table:table-cell office:value-type="float" office:value="265437" table:style-name="ce57">
            <text:p>265.437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0.13984183322155624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725" table:style-name="ce53">
            <text:p>1.725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6218809980806137" table:style-name="ce44">
            <text:p>66,2%</text:p>
          </table:table-cell>
          <table:table-cell office:value-type="float" office:value="422" table:style-name="ce53">
            <text:p>422</text:p>
          </table:table-cell>
          <table:table-cell office:value-type="float" office:value="4318" table:style-name="ce53">
            <text:p>4.318</text:p>
          </table:table-cell>
          <table:table-cell office:value-type="percentage" office:value="9.7730430754979156E-2" table:style-name="ce44">
            <text:p>9,8%</text:p>
          </table:table-cell>
          <table:table-cell office:value-type="float" office:value="464" table:style-name="ce53">
            <text:p>464</text:p>
          </table:table-cell>
          <table:table-cell office:value-type="float" office:value="7857" table:style-name="ce53">
            <text:p>7.857</text:p>
          </table:table-cell>
          <table:table-cell office:value-type="percentage" office:value="5.9055619193076239E-2" table:style-name="ce44">
            <text:p>5,9%</text:p>
          </table:table-cell>
          <table:table-cell office:value-type="float" office:value="1419" table:style-name="ce53">
            <text:p>1.419</text:p>
          </table:table-cell>
          <table:table-cell office:value-type="float" office:value="11556" table:style-name="ce53">
            <text:p>11.556</text:p>
          </table:table-cell>
          <table:table-cell office:value-type="percentage" office:value="0.12279335410176531" table:style-name="ce44">
            <text:p>12,3%</text:p>
          </table:table-cell>
          <table:table-cell office:value-type="float" office:value="3342" table:style-name="ce53">
            <text:p>3.342</text:p>
          </table:table-cell>
          <table:table-cell office:value-type="float" office:value="30066" table:style-name="ce53">
            <text:p>30.066</text:p>
          </table:table-cell>
          <table:table-cell office:value-type="percentage" office:value="0.11115545799241669" table:style-name="ce44">
            <text:p>11,1%</text:p>
          </table:table-cell>
          <table:table-cell office:value-type="float" office:value="253" table:style-name="ce53">
            <text:p>253</text:p>
          </table:table-cell>
          <table:table-cell office:value-type="float" office:value="7581" table:style-name="ce53">
            <text:p>7.581</text:p>
          </table:table-cell>
          <table:table-cell office:value-type="percentage" office:value="3.3372905949083237E-2" table:style-name="ce44">
            <text:p>3,3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7625" table:style-name="ce57">
            <text:p>7.625</text:p>
          </table:table-cell>
          <table:table-cell office:value-type="float" office:value="66158" table:style-name="ce57">
            <text:p>66.158</text:p>
          </table:table-cell>
          <table:table-cell office:value-type="percentage" office:value="0.11525439100335561" table:style-name="ce49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1473" table:style-name="ce53">
            <text:p>1.473</text:p>
          </table:table-cell>
          <table:table-cell office:value-type="float" office:value="2349" table:style-name="ce53">
            <text:p>2.349</text:p>
          </table:table-cell>
          <table:table-cell office:value-type="percentage" office:value="0.62707535121328228" table:style-name="ce44">
            <text:p>62,7%</text:p>
          </table:table-cell>
          <table:table-cell office:value-type="float" office:value="1159" table:style-name="ce53">
            <text:p>1.159</text:p>
          </table:table-cell>
          <table:table-cell office:value-type="float" office:value="3748" table:style-name="ce53">
            <text:p>3.748</text:p>
          </table:table-cell>
          <table:table-cell office:value-type="percentage" office:value="0.30923159018143009" table:style-name="ce44">
            <text:p>30,9%</text:p>
          </table:table-cell>
          <table:table-cell office:value-type="float" office:value="573" table:style-name="ce53">
            <text:p>573</text:p>
          </table:table-cell>
          <table:table-cell office:value-type="float" office:value="7827" table:style-name="ce53">
            <text:p>7.827</text:p>
          </table:table-cell>
          <table:table-cell office:value-type="percentage" office:value="7.3208125718666153E-2" table:style-name="ce44">
            <text:p>7,3%</text:p>
          </table:table-cell>
          <table:table-cell office:value-type="float" office:value="1463" table:style-name="ce53">
            <text:p>1.463</text:p>
          </table:table-cell>
          <table:table-cell office:value-type="float" office:value="11299" table:style-name="ce53">
            <text:p>11.299</text:p>
          </table:table-cell>
          <table:table-cell office:value-type="percentage" office:value="0.12948048499867246" table:style-name="ce44">
            <text:p>12,9%</text:p>
          </table:table-cell>
          <table:table-cell office:value-type="float" office:value="3139" table:style-name="ce53">
            <text:p>3.139</text:p>
          </table:table-cell>
          <table:table-cell office:value-type="float" office:value="30095" table:style-name="ce53">
            <text:p>30.095</text:p>
          </table:table-cell>
          <table:table-cell office:value-type="percentage" office:value="0.10430304037215485" table:style-name="ce44">
            <text:p>10,4%</text:p>
          </table:table-cell>
          <table:table-cell office:value-type="float" office:value="177" table:style-name="ce53">
            <text:p>177</text:p>
          </table:table-cell>
          <table:table-cell office:value-type="float" office:value="8536" table:style-name="ce53">
            <text:p>8.536</text:p>
          </table:table-cell>
          <table:table-cell office:value-type="percentage" office:value="2.0735707591377696E-2" table:style-name="ce44">
            <text:p>2,1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990" table:style-name="ce57">
            <text:p>7.990</text:p>
          </table:table-cell>
          <table:table-cell office:value-type="float" office:value="66178" table:style-name="ce57">
            <text:p>66.178</text:p>
          </table:table-cell>
          <table:table-cell office:value-type="percentage" office:value="0.12073498745806764" table:style-name="ce49">
            <text:p>12,1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20" table:style-name="ce54">
            <text:p>1.02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192" table:style-name="ce54">
            <text:p>4.192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4681" table:style-name="ce54">
            <text:p>24.681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718" table:style-name="ce54">
            <text:p>2.718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2615" table:style-name="ce58">
            <text:p>32.615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2007727" table:style-name="ce55">
            <text:p>2.007.727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70843683751443176" table:style-name="ce46">
            <text:p>70,8%</text:p>
          </table:table-cell>
          <table:table-cell office:value-type="float" office:value="152094" table:style-name="ce55">
            <text:p>152.094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3.840713931281084E-2" table:style-name="ce46">
            <text:p>3,8%</text:p>
          </table:table-cell>
          <table:table-cell office:value-type="float" office:value="490245" table:style-name="ce55">
            <text:p>490.245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9.1858026234282797E-2" table:style-name="ce46">
            <text:p>9,2%</text:p>
          </table:table-cell>
          <table:table-cell office:value-type="float" office:value="787404" table:style-name="ce55">
            <text:p>787.404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0.11195361043583203" table:style-name="ce46">
            <text:p>11,2%</text:p>
          </table:table-cell>
          <table:table-cell office:value-type="float" office:value="1719912" table:style-name="ce55">
            <text:p>1.719.912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0.10295105749613928" table:style-name="ce46">
            <text:p>10,3%</text:p>
          </table:table-cell>
          <table:table-cell office:value-type="float" office:value="155625" table:style-name="ce55">
            <text:p>155.625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4.7012369577491338E-2" table:style-name="ce46">
            <text:p>4,7%</text:p>
          </table:table-cell>
          <table:table-cell office:value-type="float" office:value="1069" table:style-name="ce55">
            <text:p>1.069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1.1263907343034975E-3" table:style-name="ce46">
            <text:p>0,1%</text:p>
          </table:table-cell>
          <table:table-cell office:value-type="float" office:value="5314076" table:style-name="ce55">
            <text:p>5.314.076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0.13242211739688256" table:style-name="ce46">
            <text:p>13,2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pauta completa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pauta completa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240454" table:style-name="ce52">
            <text:p>240.454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58148656883893246" table:style-name="ce43">
            <text:p>58,1%</text:p>
          </table:table-cell>
          <table:table-cell office:value-type="float" office:value="12788" table:style-name="ce52">
            <text:p>12.788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1.9662321008762557E-2" table:style-name="ce43">
            <text:p>2,0%</text:p>
          </table:table-cell>
          <table:table-cell office:value-type="float" office:value="41807" table:style-name="ce52">
            <text:p>41.807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4.5633506413272108E-2" table:style-name="ce43">
            <text:p>4,6%</text:p>
          </table:table-cell>
          <table:table-cell office:value-type="float" office:value="70600" table:style-name="ce52">
            <text:p>70.600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5.5809350200510505E-2" table:style-name="ce43">
            <text:p>5,6%</text:p>
          </table:table-cell>
          <table:table-cell office:value-type="float" office:value="130009" table:style-name="ce52">
            <text:p>130.009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4.320124304632747E-2" table:style-name="ce43">
            <text:p>4,3%</text:p>
          </table:table-cell>
          <table:table-cell office:value-type="float" office:value="11689" table:style-name="ce52">
            <text:p>11.689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1.8677118652192393E-2" table:style-name="ce43">
            <text:p>1,9%</text:p>
          </table:table-cell>
          <table:table-cell office:value-type="float" office:value="83" table:style-name="ce52">
            <text:p>83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4.5624199515174169E-4" table:style-name="ce43">
            <text:p>0,0%</text:p>
          </table:table-cell>
          <table:table-cell office:value-type="float" office:value="507430" table:style-name="ce56">
            <text:p>507.430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7.18514154132706E-2" table:style-name="ce48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40245" table:style-name="ce53">
            <text:p>40.245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40730919874097987" table:style-name="ce44">
            <text:p>40,7%</text:p>
          </table:table-cell>
          <table:table-cell office:value-type="float" office:value="3048" table:style-name="ce53">
            <text:p>3.048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2.5623134798873525E-2" table:style-name="ce44">
            <text:p>2,6%</text:p>
          </table:table-cell>
          <table:table-cell office:value-type="float" office:value="9273" table:style-name="ce53">
            <text:p>9.273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5.9302794067802027E-2" table:style-name="ce44">
            <text:p>5,9%</text:p>
          </table:table-cell>
          <table:table-cell office:value-type="float" office:value="13854" table:style-name="ce53">
            <text:p>13.854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6.9875823388780733E-2" table:style-name="ce44">
            <text:p>7,0%</text:p>
          </table:table-cell>
          <table:table-cell office:value-type="float" office:value="21412" table:style-name="ce53">
            <text:p>21.412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4.8000035867764516E-2" table:style-name="ce44">
            <text:p>4,8%</text:p>
          </table:table-cell>
          <table:table-cell office:value-type="float" office:value="1421" table:style-name="ce53">
            <text:p>1.421</text:p>
          </table:table-cell>
          <table:table-cell office:value-type="float" office:value="89180" table:style-name="ce53">
            <text:p>89.180</text:p>
          </table:table-cell>
          <table:table-cell office:value-type="percentage" office:value="1.5934065934065933E-2" table:style-name="ce44">
            <text:p>1,6%</text:p>
          </table:table-cell>
          <table:table-cell office:value-type="float" office:value="25" table:style-name="ce53">
            <text:p>25</text:p>
          </table:table-cell>
          <table:table-cell office:value-type="float" office:value="25106" table:style-name="ce53">
            <text:p>25.106</text:p>
          </table:table-cell>
          <table:table-cell office:value-type="percentage" office:value="9.9577790169680554E-4" table:style-name="ce44">
            <text:p>0,1%</text:p>
          </table:table-cell>
          <table:table-cell office:value-type="float" office:value="89278" table:style-name="ce57">
            <text:p>89.278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7.8814298476999625E-2" table:style-name="ce49">
            <text:p>7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37353" table:style-name="ce53">
            <text:p>37.353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42530685673946211" table:style-name="ce44">
            <text:p>42,5%</text:p>
          </table:table-cell>
          <table:table-cell office:value-type="float" office:value="3490" table:style-name="ce53">
            <text:p>3.490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1945372497688765E-2" table:style-name="ce44">
            <text:p>3,2%</text:p>
          </table:table-cell>
          <table:table-cell office:value-type="float" office:value="9709" table:style-name="ce53">
            <text:p>9.709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6.4877181728276265E-2" table:style-name="ce44">
            <text:p>6,5%</text:p>
          </table:table-cell>
          <table:table-cell office:value-type="float" office:value="13411" table:style-name="ce53">
            <text:p>13.411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8.2455654954041016E-2" table:style-name="ce44">
            <text:p>8,2%</text:p>
          </table:table-cell>
          <table:table-cell office:value-type="float" office:value="20796" table:style-name="ce53">
            <text:p>20.796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6.4564802309877517E-2" table:style-name="ce44">
            <text:p>6,5%</text:p>
          </table:table-cell>
          <table:table-cell office:value-type="float" office:value="2310" table:style-name="ce53">
            <text:p>2.310</text:p>
          </table:table-cell>
          <table:table-cell office:value-type="float" office:value="54179" table:style-name="ce53">
            <text:p>54.179</text:p>
          </table:table-cell>
          <table:table-cell office:value-type="percentage" office:value="4.2636445855405228E-2" table:style-name="ce44">
            <text:p>4,3%</text:p>
          </table:table-cell>
          <table:table-cell office:value-type="float" office:value="24" table:style-name="ce53">
            <text:p>24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5421191287026924E-3" table:style-name="ce44">
            <text:p>0,2%</text:p>
          </table:table-cell>
          <table:table-cell office:value-type="float" office:value="87093" table:style-name="ce57">
            <text:p>87.093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9.6640180024833308E-2" table:style-name="ce49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12403" table:style-name="ce53">
            <text:p>12.403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25035323563844819" table:style-name="ce44">
            <text:p>25,0%</text:p>
          </table:table-cell>
          <table:table-cell office:value-type="float" office:value="2088" table:style-name="ce53">
            <text:p>2.088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5932733866560684E-2" table:style-name="ce44">
            <text:p>2,6%</text:p>
          </table:table-cell>
          <table:table-cell office:value-type="float" office:value="4856" table:style-name="ce53">
            <text:p>4.856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4.1422490638141789E-2" table:style-name="ce44">
            <text:p>4,1%</text:p>
          </table:table-cell>
          <table:table-cell office:value-type="float" office:value="7551" table:style-name="ce53">
            <text:p>7.551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4.5543646748734901E-2" table:style-name="ce44">
            <text:p>4,6%</text:p>
          </table:table-cell>
          <table:table-cell office:value-type="float" office:value="17352" table:style-name="ce53">
            <text:p>17.352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3.7392200045684339E-2" table:style-name="ce44">
            <text:p>3,7%</text:p>
          </table:table-cell>
          <table:table-cell office:value-type="float" office:value="1229" table:style-name="ce53">
            <text:p>1.229</text:p>
          </table:table-cell>
          <table:table-cell office:value-type="float" office:value="85839" table:style-name="ce53">
            <text:p>85.839</text:p>
          </table:table-cell>
          <table:table-cell office:value-type="percentage" office:value="1.4317501368841669E-2" table:style-name="ce44">
            <text:p>1,4%</text:p>
          </table:table-cell>
          <table:table-cell office:value-type="float" office:value="30" table:style-name="ce53">
            <text:p>30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2875536480686696E-3" table:style-name="ce44">
            <text:p>0,1%</text:p>
          </table:table-cell>
          <table:table-cell office:value-type="float" office:value="45509" table:style-name="ce57">
            <text:p>45.509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4.6142115973269227E-2" table:style-name="ce49">
            <text:p>4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31183" table:style-name="ce53">
            <text:p>31.183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34557161221685356" table:style-name="ce44">
            <text:p>34,6%</text:p>
          </table:table-cell>
          <table:table-cell office:value-type="float" office:value="11216" table:style-name="ce53">
            <text:p>11.216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7.2580906096511383E-2" table:style-name="ce44">
            <text:p>7,3%</text:p>
          </table:table-cell>
          <table:table-cell office:value-type="float" office:value="9016" table:style-name="ce53">
            <text:p>9.016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3.835094346043251E-2" table:style-name="ce44">
            <text:p>3,8%</text:p>
          </table:table-cell>
          <table:table-cell office:value-type="float" office:value="16806" table:style-name="ce53">
            <text:p>16.806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4.7947003240973202E-2" table:style-name="ce44">
            <text:p>4,8%</text:p>
          </table:table-cell>
          <table:table-cell office:value-type="float" office:value="34123" table:style-name="ce53">
            <text:p>34.123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4.0992971020325293E-2" table:style-name="ce44">
            <text:p>4,1%</text:p>
          </table:table-cell>
          <table:table-cell office:value-type="float" office:value="2349" table:style-name="ce53">
            <text:p>2.349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1.4331997144582944E-2" table:style-name="ce44">
            <text:p>1,4%</text:p>
          </table:table-cell>
          <table:table-cell office:value-type="float" office:value="19" table:style-name="ce53">
            <text:p>19</text:p>
          </table:table-cell>
          <table:table-cell office:value-type="float" office:value="44352" table:style-name="ce53">
            <text:p>44.352</text:p>
          </table:table-cell>
          <table:table-cell office:value-type="percentage" office:value="4.2839105339105338E-4" table:style-name="ce44">
            <text:p>0,0%</text:p>
          </table:table-cell>
          <table:table-cell office:value-type="float" office:value="104712" table:style-name="ce57">
            <text:p>104.712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5.5964806606831626E-2" table:style-name="ce49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22177" table:style-name="ce53">
            <text:p>22.177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54034891087178982" table:style-name="ce44">
            <text:p>54,0%</text:p>
          </table:table-cell>
          <table:table-cell office:value-type="float" office:value="1660" table:style-name="ce53">
            <text:p>1.660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1281800022613347E-2" table:style-name="ce44">
            <text:p>3,1%</text:p>
          </table:table-cell>
          <table:table-cell office:value-type="float" office:value="3704" table:style-name="ce53">
            <text:p>3.704</text:p>
          </table:table-cell>
          <table:table-cell office:value-type="float" office:value="77345" table:style-name="ce53">
            <text:p>77.345</text:p>
          </table:table-cell>
          <table:table-cell office:value-type="percentage" office:value="4.7889327041179132E-2" table:style-name="ce44">
            <text:p>4,8%</text:p>
          </table:table-cell>
          <table:table-cell office:value-type="float" office:value="5521" table:style-name="ce53">
            <text:p>5.521</text:p>
          </table:table-cell>
          <table:table-cell office:value-type="float" office:value="89964" table:style-name="ce53">
            <text:p>89.964</text:p>
          </table:table-cell>
          <table:table-cell office:value-type="percentage" office:value="6.136899204126095E-2" table:style-name="ce44">
            <text:p>6,1%</text:p>
          </table:table-cell>
          <table:table-cell office:value-type="float" office:value="10397" table:style-name="ce53">
            <text:p>10.397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5.3526289506334916E-2" table:style-name="ce44">
            <text:p>5,4%</text:p>
          </table:table-cell>
          <table:table-cell office:value-type="float" office:value="594" table:style-name="ce53">
            <text:p>594</text:p>
          </table:table-cell>
          <table:table-cell office:value-type="float" office:value="34935" table:style-name="ce53">
            <text:p>34.935</text:p>
          </table:table-cell>
          <table:table-cell office:value-type="percentage" office:value="1.7003005581794763E-2" table:style-name="ce44">
            <text:p>1,7%</text:p>
          </table:table-cell>
          <table:table-cell office:value-type="float" office:value="3" table:style-name="ce53">
            <text:p>3</text:p>
          </table:table-cell>
          <table:table-cell office:value-type="float" office:value="10791" table:style-name="ce53">
            <text:p>10.791</text:p>
          </table:table-cell>
          <table:table-cell office:value-type="percentage" office:value="2.7800945232137893E-4" table:style-name="ce44">
            <text:p>0,0%</text:p>
          </table:table-cell>
          <table:table-cell office:value-type="float" office:value="44056" table:style-name="ce57">
            <text:p>44.056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8.7868779219121465E-2" table:style-name="ce49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96294" table:style-name="ce53">
            <text:p>96.294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43054319784312584" table:style-name="ce44">
            <text:p>43,1%</text:p>
          </table:table-cell>
          <table:table-cell office:value-type="float" office:value="8627" table:style-name="ce53">
            <text:p>8.627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3.515341673118455E-2" table:style-name="ce44">
            <text:p>3,5%</text:p>
          </table:table-cell>
          <table:table-cell office:value-type="float" office:value="19766" table:style-name="ce53">
            <text:p>19.766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6.2045044338067956E-2" table:style-name="ce44">
            <text:p>6,2%</text:p>
          </table:table-cell>
          <table:table-cell office:value-type="float" office:value="29602" table:style-name="ce53">
            <text:p>29.602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7.7659867514920974E-2" table:style-name="ce44">
            <text:p>7,8%</text:p>
          </table:table-cell>
          <table:table-cell office:value-type="float" office:value="41137" table:style-name="ce53">
            <text:p>41.137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5.5669531091413489E-2" table:style-name="ce44">
            <text:p>5,6%</text:p>
          </table:table-cell>
          <table:table-cell office:value-type="float" office:value="2562" table:style-name="ce53">
            <text:p>2.562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1.773967955020703E-2" table:style-name="ce44">
            <text:p>1,8%</text:p>
          </table:table-cell>
          <table:table-cell office:value-type="float" office:value="76" table:style-name="ce53">
            <text:p>76</text:p>
          </table:table-cell>
          <table:table-cell office:value-type="float" office:value="40684" table:style-name="ce53">
            <text:p>40.684</text:p>
          </table:table-cell>
          <table:table-cell office:value-type="percentage" office:value="1.8680562383246485E-3" table:style-name="ce44">
            <text:p>0,2%</text:p>
          </table:table-cell>
          <table:table-cell office:value-type="float" office:value="198064" table:style-name="ce57">
            <text:p>198.064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9.463737168953873E-2" table:style-name="ce49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46971" table:style-name="ce53">
            <text:p>46.971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34743405772445524" table:style-name="ce44">
            <text:p>34,7%</text:p>
          </table:table-cell>
          <table:table-cell office:value-type="float" office:value="5152" table:style-name="ce53">
            <text:p>5.152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3.2381946059421372E-2" table:style-name="ce44">
            <text:p>3,2%</text:p>
          </table:table-cell>
          <table:table-cell office:value-type="float" office:value="12955" table:style-name="ce53">
            <text:p>12.955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5.9305817509293E-2" table:style-name="ce44">
            <text:p>5,9%</text:p>
          </table:table-cell>
          <table:table-cell office:value-type="float" office:value="21394" table:style-name="ce53">
            <text:p>21.394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6.9578961746856682E-2" table:style-name="ce44">
            <text:p>7,0%</text:p>
          </table:table-cell>
          <table:table-cell office:value-type="float" office:value="33077" table:style-name="ce53">
            <text:p>33.077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4.672783652250076E-2" table:style-name="ce44">
            <text:p>4,7%</text:p>
          </table:table-cell>
          <table:table-cell office:value-type="float" office:value="3231" table:style-name="ce53">
            <text:p>3.231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2.1609438328495566E-2" table:style-name="ce44">
            <text:p>2,2%</text:p>
          </table:table-cell>
          <table:table-cell office:value-type="float" office:value="74" table:style-name="ce53">
            <text:p>74</text:p>
          </table:table-cell>
          <table:table-cell office:value-type="float" office:value="42364" table:style-name="ce53">
            <text:p>42.364</text:p>
          </table:table-cell>
          <table:table-cell office:value-type="percentage" office:value="1.7467661221792087E-3" table:style-name="ce44">
            <text:p>0,2%</text:p>
          </table:table-cell>
          <table:table-cell office:value-type="float" office:value="122854" table:style-name="ce57">
            <text:p>122.854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7.1428239195704096E-2" table:style-name="ce49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145808" table:style-name="ce53">
            <text:p>145.808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32604942799130582" table:style-name="ce44">
            <text:p>32,6%</text:p>
          </table:table-cell>
          <table:table-cell office:value-type="float" office:value="24886" table:style-name="ce53">
            <text:p>24.886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3.9172537982534013E-2" table:style-name="ce44">
            <text:p>3,9%</text:p>
          </table:table-cell>
          <table:table-cell office:value-type="float" office:value="45494" table:style-name="ce53">
            <text:p>45.494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5.4315746241570997E-2" table:style-name="ce44">
            <text:p>5,4%</text:p>
          </table:table-cell>
          <table:table-cell office:value-type="float" office:value="64998" table:style-name="ce53">
            <text:p>64.998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5.9533972045650224E-2" table:style-name="ce44">
            <text:p>6,0%</text:p>
          </table:table-cell>
          <table:table-cell office:value-type="float" office:value="124126" table:style-name="ce53">
            <text:p>124.126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4.4273380258279815E-2" table:style-name="ce44">
            <text:p>4,4%</text:p>
          </table:table-cell>
          <table:table-cell office:value-type="float" office:value="15543" table:style-name="ce53">
            <text:p>15.543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2.7939156882059838E-2" table:style-name="ce44">
            <text:p>2,8%</text:p>
          </table:table-cell>
          <table:table-cell office:value-type="float" office:value="188" table:style-name="ce53">
            <text:p>188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1759995996597108E-3" table:style-name="ce44">
            <text:p>0,1%</text:p>
          </table:table-cell>
          <table:table-cell office:value-type="float" office:value="421043" table:style-name="ce57">
            <text:p>421.043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6.4461887012455338E-2" table:style-name="ce49">
            <text:p>6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114569" table:style-name="ce53">
            <text:p>114.569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41430797993714991" table:style-name="ce44">
            <text:p>41,4%</text:p>
          </table:table-cell>
          <table:table-cell office:value-type="float" office:value="9437" table:style-name="ce53">
            <text:p>9.437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155245259922076E-2" table:style-name="ce44">
            <text:p>2,2%</text:p>
          </table:table-cell>
          <table:table-cell office:value-type="float" office:value="22540" table:style-name="ce53">
            <text:p>22.540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3.8813351517405739E-2" table:style-name="ce44">
            <text:p>3,9%</text:p>
          </table:table-cell>
          <table:table-cell office:value-type="float" office:value="32935" table:style-name="ce53">
            <text:p>32.935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4.3777099001241472E-2" table:style-name="ce44">
            <text:p>4,4%</text:p>
          </table:table-cell>
          <table:table-cell office:value-type="float" office:value="66891" table:style-name="ce53">
            <text:p>66.891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3.7877831239202089E-2" table:style-name="ce44">
            <text:p>3,8%</text:p>
          </table:table-cell>
          <table:table-cell office:value-type="float" office:value="5059" table:style-name="ce53">
            <text:p>5.059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1.4338187362895867E-2" table:style-name="ce44">
            <text:p>1,4%</text:p>
          </table:table-cell>
          <table:table-cell office:value-type="float" office:value="83" table:style-name="ce53">
            <text:p>83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8.0544207124765889E-4" table:style-name="ce44">
            <text:p>0,1%</text:p>
          </table:table-cell>
          <table:table-cell office:value-type="float" office:value="251514" table:style-name="ce57">
            <text:p>251.514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5.8912164860556927E-2" table:style-name="ce49">
            <text:p>5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32370" table:style-name="ce53">
            <text:p>32.370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42589303335306888" table:style-name="ce44">
            <text:p>42,6%</text:p>
          </table:table-cell>
          <table:table-cell office:value-type="float" office:value="2950" table:style-name="ce53">
            <text:p>2.950</text:p>
          </table:table-cell>
          <table:table-cell office:value-type="float" office:value="91876" table:style-name="ce53">
            <text:p>91.876</text:p>
          </table:table-cell>
          <table:table-cell office:value-type="percentage" office:value="3.2108494057207539E-2" table:style-name="ce44">
            <text:p>3,2%</text:p>
          </table:table-cell>
          <table:table-cell office:value-type="float" office:value="7139" table:style-name="ce53">
            <text:p>7.139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5.6976623542463106E-2" table:style-name="ce44">
            <text:p>5,7%</text:p>
          </table:table-cell>
          <table:table-cell office:value-type="float" office:value="12180" table:style-name="ce53">
            <text:p>12.180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7.197900907715582E-2" table:style-name="ce44">
            <text:p>7,2%</text:p>
          </table:table-cell>
          <table:table-cell office:value-type="float" office:value="19080" table:style-name="ce53">
            <text:p>19.080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5.4238752849808683E-2" table:style-name="ce44">
            <text:p>5,4%</text:p>
          </table:table-cell>
          <table:table-cell office:value-type="float" office:value="876" table:style-name="ce53">
            <text:p>876</text:p>
          </table:table-cell>
          <table:table-cell office:value-type="float" office:value="76088" table:style-name="ce53">
            <text:p>76.088</text:p>
          </table:table-cell>
          <table:table-cell office:value-type="percentage" office:value="1.1512984964777626E-2" table:style-name="ce44">
            <text:p>1,2%</text:p>
          </table:table-cell>
          <table:table-cell office:value-type="float" office:value="34" table:style-name="ce53">
            <text:p>34</text:p>
          </table:table-cell>
          <table:table-cell office:value-type="float" office:value="20953" table:style-name="ce53">
            <text:p>20.953</text:p>
          </table:table-cell>
          <table:table-cell office:value-type="percentage" office:value="1.6226793299288884E-3" table:style-name="ce44">
            <text:p>0,2%</text:p>
          </table:table-cell>
          <table:table-cell office:value-type="float" office:value="74629" table:style-name="ce57">
            <text:p>74.629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8.1900719151285162E-2" table:style-name="ce49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72998" table:style-name="ce53">
            <text:p>72.998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31155517238435865" table:style-name="ce44">
            <text:p>31,2%</text:p>
          </table:table-cell>
          <table:table-cell office:value-type="float" office:value="3853" table:style-name="ce53">
            <text:p>3.853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329711970513732E-2" table:style-name="ce44">
            <text:p>1,3%</text:p>
          </table:table-cell>
          <table:table-cell office:value-type="float" office:value="15775" table:style-name="ce53">
            <text:p>15.775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4.5470660974787205E-2" table:style-name="ce44">
            <text:p>4,5%</text:p>
          </table:table-cell>
          <table:table-cell office:value-type="float" office:value="22833" table:style-name="ce53">
            <text:p>22.833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5.6254296125295339E-2" table:style-name="ce44">
            <text:p>5,6%</text:p>
          </table:table-cell>
          <table:table-cell office:value-type="float" office:value="37642" table:style-name="ce53">
            <text:p>37.642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4.2341766741207015E-2" table:style-name="ce44">
            <text:p>4,2%</text:p>
          </table:table-cell>
          <table:table-cell office:value-type="float" office:value="1424" table:style-name="ce53">
            <text:p>1.424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9.3227274215195253E-3" table:style-name="ce44">
            <text:p>0,9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154528" table:style-name="ce57">
            <text:p>154.528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6.5404718359904565E-2" table:style-name="ce49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9716" table:style-name="ce53">
            <text:p>9.716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43751970099518173" table:style-name="ce44">
            <text:p>43,8%</text:p>
          </table:table-cell>
          <table:table-cell office:value-type="float" office:value="651" table:style-name="ce53">
            <text:p>651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3146666666666666E-2" table:style-name="ce44">
            <text:p>2,3%</text:p>
          </table:table-cell>
          <table:table-cell office:value-type="float" office:value="2307" table:style-name="ce53">
            <text:p>2.307</text:p>
          </table:table-cell>
          <table:table-cell office:value-type="float" office:value="37718" table:style-name="ce53">
            <text:p>37.718</text:p>
          </table:table-cell>
          <table:table-cell office:value-type="percentage" office:value="6.116443077575693E-2" table:style-name="ce44">
            <text:p>6,1%</text:p>
          </table:table-cell>
          <table:table-cell office:value-type="float" office:value="3284" table:style-name="ce53">
            <text:p>3.284</text:p>
          </table:table-cell>
          <table:table-cell office:value-type="float" office:value="47664" table:style-name="ce53">
            <text:p>47.664</text:p>
          </table:table-cell>
          <table:table-cell office:value-type="percentage" office:value="6.889895938234307E-2" table:style-name="ce44">
            <text:p>6,9%</text:p>
          </table:table-cell>
          <table:table-cell office:value-type="float" office:value="4639" table:style-name="ce53">
            <text:p>4.639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4.3106171829991269E-2" table:style-name="ce44">
            <text:p>4,3%</text:p>
          </table:table-cell>
          <table:table-cell office:value-type="float" office:value="367" table:style-name="ce53">
            <text:p>367</text:p>
          </table:table-cell>
          <table:table-cell office:value-type="float" office:value="21170" table:style-name="ce53">
            <text:p>21.170</text:p>
          </table:table-cell>
          <table:table-cell office:value-type="percentage" office:value="1.7335852621634389E-2" table:style-name="ce44">
            <text:p>1,7%</text:p>
          </table:table-cell>
          <table:table-cell office:value-type="float" office:value="2" table:style-name="ce53">
            <text:p>2</text:p>
          </table:table-cell>
          <table:table-cell office:value-type="float" office:value="6286" table:style-name="ce53">
            <text:p>6.286</text:p>
          </table:table-cell>
          <table:table-cell office:value-type="percentage" office:value="3.1816735602927139E-4" table:style-name="ce44">
            <text:p>0,0%</text:p>
          </table:table-cell>
          <table:table-cell office:value-type="float" office:value="20966" table:style-name="ce57">
            <text:p>20.966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7.7425882978566257E-2" table:style-name="ce49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153495" table:style-name="ce53">
            <text:p>153.495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42154827228236691" table:style-name="ce44">
            <text:p>42,2%</text:p>
          </table:table-cell>
          <table:table-cell office:value-type="float" office:value="7232" table:style-name="ce53">
            <text:p>7.232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1.3746932506591191E-2" table:style-name="ce44">
            <text:p>1,4%</text:p>
          </table:table-cell>
          <table:table-cell office:value-type="float" office:value="28868" table:style-name="ce53">
            <text:p>28.868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4.1045152796083735E-2" table:style-name="ce44">
            <text:p>4,1%</text:p>
          </table:table-cell>
          <table:table-cell office:value-type="float" office:value="49567" table:style-name="ce53">
            <text:p>49.567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5.0953809842482857E-2" table:style-name="ce44">
            <text:p>5,1%</text:p>
          </table:table-cell>
          <table:table-cell office:value-type="float" office:value="108004" table:style-name="ce53">
            <text:p>108.004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4.2965513098625674E-2" table:style-name="ce44">
            <text:p>4,3%</text:p>
          </table:table-cell>
          <table:table-cell office:value-type="float" office:value="12694" table:style-name="ce53">
            <text:p>12.694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2.6461489714747894E-2" table:style-name="ce44">
            <text:p>2,6%</text:p>
          </table:table-cell>
          <table:table-cell office:value-type="float" office:value="35" table:style-name="ce53">
            <text:p>35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2.5761624012777764E-4" table:style-name="ce44">
            <text:p>0,0%</text:p>
          </table:table-cell>
          <table:table-cell office:value-type="float" office:value="359895" table:style-name="ce57">
            <text:p>359.895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6.3187995413320014E-2" table:style-name="ce49">
            <text:p>6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32677" table:style-name="ce53">
            <text:p>32.677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46834644766450245" table:style-name="ce44">
            <text:p>46,8%</text:p>
          </table:table-cell>
          <table:table-cell office:value-type="float" office:value="2214" table:style-name="ce53">
            <text:p>2.214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1516244084004703E-2" table:style-name="ce44">
            <text:p>2,2%</text:p>
          </table:table-cell>
          <table:table-cell office:value-type="float" office:value="7346" table:style-name="ce53">
            <text:p>7.346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5.0003743814197907E-2" table:style-name="ce44">
            <text:p>5,0%</text:p>
          </table:table-cell>
          <table:table-cell office:value-type="float" office:value="13654" table:style-name="ce53">
            <text:p>13.654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6.4026334546273017E-2" table:style-name="ce44">
            <text:p>6,4%</text:p>
          </table:table-cell>
          <table:table-cell office:value-type="float" office:value="27191" table:style-name="ce53">
            <text:p>27.191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4.9324734927847766E-2" table:style-name="ce44">
            <text:p>4,9%</text:p>
          </table:table-cell>
          <table:table-cell office:value-type="float" office:value="2479" table:style-name="ce53">
            <text:p>2.479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2.0890390757329333E-2" table:style-name="ce44">
            <text:p>2,1%</text:p>
          </table:table-cell>
          <table:table-cell office:value-type="float" office:value="94" table:style-name="ce53">
            <text:p>94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707997234385803E-3" table:style-name="ce44">
            <text:p>0,3%</text:p>
          </table:table-cell>
          <table:table-cell office:value-type="float" office:value="85655" table:style-name="ce57">
            <text:p>85.655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6.9217336213382205E-2" table:style-name="ce49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11329" table:style-name="ce53">
            <text:p>11.329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27520283729291162" table:style-name="ce44">
            <text:p>27,5%</text:p>
          </table:table-cell>
          <table:table-cell office:value-type="float" office:value="1718" table:style-name="ce53">
            <text:p>1.718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0792945225121882E-2" table:style-name="ce44">
            <text:p>3,1%</text:p>
          </table:table-cell>
          <table:table-cell office:value-type="float" office:value="3958" table:style-name="ce53">
            <text:p>3.958</text:p>
          </table:table-cell>
          <table:table-cell office:value-type="float" office:value="73844" table:style-name="ce53">
            <text:p>73.844</text:p>
          </table:table-cell>
          <table:table-cell office:value-type="percentage" office:value="5.3599479984832894E-2" table:style-name="ce44">
            <text:p>5,4%</text:p>
          </table:table-cell>
          <table:table-cell office:value-type="float" office:value="7389" table:style-name="ce53">
            <text:p>7.389</text:p>
          </table:table-cell>
          <table:table-cell office:value-type="float" office:value="96694" table:style-name="ce53">
            <text:p>96.694</text:p>
          </table:table-cell>
          <table:table-cell office:value-type="percentage" office:value="7.6416323660206426E-2" table:style-name="ce44">
            <text:p>7,6%</text:p>
          </table:table-cell>
          <table:table-cell office:value-type="float" office:value="12035" table:style-name="ce53">
            <text:p>12.035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5.3961834388507275E-2" table:style-name="ce44">
            <text:p>5,4%</text:p>
          </table:table-cell>
          <table:table-cell office:value-type="float" office:value="876" table:style-name="ce53">
            <text:p>876</text:p>
          </table:table-cell>
          <table:table-cell office:value-type="float" office:value="48505" table:style-name="ce53">
            <text:p>48.505</text:p>
          </table:table-cell>
          <table:table-cell office:value-type="percentage" office:value="1.8059993815070612E-2" table:style-name="ce44">
            <text:p>1,8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37309" table:style-name="ce57">
            <text:p>37.309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6.7474477108520892E-2" table:style-name="ce49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37980" table:style-name="ce53">
            <text:p>37.980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24045584045584045" table:style-name="ce44">
            <text:p>24,0%</text:p>
          </table:table-cell>
          <table:table-cell office:value-type="float" office:value="3360" table:style-name="ce53">
            <text:p>3.360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5768651357934305E-2" table:style-name="ce44">
            <text:p>1,6%</text:p>
          </table:table-cell>
          <table:table-cell office:value-type="float" office:value="11091" table:style-name="ce53">
            <text:p>11.091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3.9593886883788676E-2" table:style-name="ce44">
            <text:p>4,0%</text:p>
          </table:table-cell>
          <table:table-cell office:value-type="float" office:value="19548" table:style-name="ce53">
            <text:p>19.548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5.7498007218135347E-2" table:style-name="ce44">
            <text:p>5,7%</text:p>
          </table:table-cell>
          <table:table-cell office:value-type="float" office:value="30857" table:style-name="ce53">
            <text:p>30.857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4.2570245664959185E-2" table:style-name="ce44">
            <text:p>4,3%</text:p>
          </table:table-cell>
          <table:table-cell office:value-type="float" office:value="2696" table:style-name="ce53">
            <text:p>2.696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1.9212816145606919E-2" table:style-name="ce44">
            <text:p>1,9%</text:p>
          </table:table-cell>
          <table:table-cell office:value-type="float" office:value="2" table:style-name="ce53">
            <text:p>2</text:p>
          </table:table-cell>
          <table:table-cell office:value-type="float" office:value="41824" table:style-name="ce53">
            <text:p>41.824</text:p>
          </table:table-cell>
          <table:table-cell office:value-type="percentage" office:value="4.7819433817903595E-5" table:style-name="ce44">
            <text:p>0,0%</text:p>
          </table:table-cell>
          <table:table-cell office:value-type="float" office:value="105534" table:style-name="ce57">
            <text:p>105.534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5.5599136620756398E-2" table:style-name="ce49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564" table:style-name="ce53">
            <text:p>1.564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0038387715930908" table:style-name="ce44">
            <text:p>60,0%</text:p>
          </table:table-cell>
          <table:table-cell office:value-type="float" office:value="368" table:style-name="ce53">
            <text:p>368</text:p>
          </table:table-cell>
          <table:table-cell office:value-type="float" office:value="4318" table:style-name="ce53">
            <text:p>4.318</text:p>
          </table:table-cell>
          <table:table-cell office:value-type="percentage" office:value="8.5224641037517368E-2" table:style-name="ce44">
            <text:p>8,5%</text:p>
          </table:table-cell>
          <table:table-cell office:value-type="float" office:value="306" table:style-name="ce53">
            <text:p>306</text:p>
          </table:table-cell>
          <table:table-cell office:value-type="float" office:value="7857" table:style-name="ce53">
            <text:p>7.857</text:p>
          </table:table-cell>
          <table:table-cell office:value-type="percentage" office:value="3.8946162657502864E-2" table:style-name="ce44">
            <text:p>3,9%</text:p>
          </table:table-cell>
          <table:table-cell office:value-type="float" office:value="510" table:style-name="ce53">
            <text:p>510</text:p>
          </table:table-cell>
          <table:table-cell office:value-type="float" office:value="11556" table:style-name="ce53">
            <text:p>11.556</text:p>
          </table:table-cell>
          <table:table-cell office:value-type="percentage" office:value="4.4132917964693666E-2" table:style-name="ce44">
            <text:p>4,4%</text:p>
          </table:table-cell>
          <table:table-cell office:value-type="float" office:value="810" table:style-name="ce53">
            <text:p>810</text:p>
          </table:table-cell>
          <table:table-cell office:value-type="float" office:value="30066" table:style-name="ce53">
            <text:p>30.066</text:p>
          </table:table-cell>
          <table:table-cell office:value-type="percentage" office:value="2.6940730393135104E-2" table:style-name="ce44">
            <text:p>2,7%</text:p>
          </table:table-cell>
          <table:table-cell office:value-type="float" office:value="43" table:style-name="ce53">
            <text:p>43</text:p>
          </table:table-cell>
          <table:table-cell office:value-type="float" office:value="7581" table:style-name="ce53">
            <text:p>7.581</text:p>
          </table:table-cell>
          <table:table-cell office:value-type="percentage" office:value="5.6720749241524863E-3" table:style-name="ce44">
            <text:p>0,6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3601" table:style-name="ce57">
            <text:p>3.601</text:p>
          </table:table-cell>
          <table:table-cell office:value-type="float" office:value="66158" table:style-name="ce57">
            <text:p>66.158</text:p>
          </table:table-cell>
          <table:table-cell office:value-type="percentage" office:value="5.4430303213519153E-2" table:style-name="ce49">
            <text:p>5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856" table:style-name="ce53">
            <text:p>856</text:p>
          </table:table-cell>
          <table:table-cell office:value-type="float" office:value="2349" table:style-name="ce53">
            <text:p>2.349</text:p>
          </table:table-cell>
          <table:table-cell office:value-type="percentage" office:value="0.36441038739889314" table:style-name="ce44">
            <text:p>36,4%</text:p>
          </table:table-cell>
          <table:table-cell office:value-type="float" office:value="56" table:style-name="ce53">
            <text:p>56</text:p>
          </table:table-cell>
          <table:table-cell office:value-type="float" office:value="3748" table:style-name="ce53">
            <text:p>3.748</text:p>
          </table:table-cell>
          <table:table-cell office:value-type="percentage" office:value="1.4941302027748132E-2" table:style-name="ce44">
            <text:p>1,5%</text:p>
          </table:table-cell>
          <table:table-cell office:value-type="float" office:value="248" table:style-name="ce53">
            <text:p>248</text:p>
          </table:table-cell>
          <table:table-cell office:value-type="float" office:value="7827" table:style-name="ce53">
            <text:p>7.827</text:p>
          </table:table-cell>
          <table:table-cell office:value-type="percentage" office:value="3.1685192283122526E-2" table:style-name="ce44">
            <text:p>3,2%</text:p>
          </table:table-cell>
          <table:table-cell office:value-type="float" office:value="428" table:style-name="ce53">
            <text:p>428</text:p>
          </table:table-cell>
          <table:table-cell office:value-type="float" office:value="11299" table:style-name="ce53">
            <text:p>11.299</text:p>
          </table:table-cell>
          <table:table-cell office:value-type="percentage" office:value="3.7879458359146828E-2" table:style-name="ce44">
            <text:p>3,8%</text:p>
          </table:table-cell>
          <table:table-cell office:value-type="float" office:value="774" table:style-name="ce53">
            <text:p>774</text:p>
          </table:table-cell>
          <table:table-cell office:value-type="float" office:value="30095" table:style-name="ce53">
            <text:p>30.095</text:p>
          </table:table-cell>
          <table:table-cell office:value-type="percentage" office:value="2.5718557899983386E-2" table:style-name="ce44">
            <text:p>2,6%</text:p>
          </table:table-cell>
          <table:table-cell office:value-type="float" office:value="55" table:style-name="ce53">
            <text:p>55</text:p>
          </table:table-cell>
          <table:table-cell office:value-type="float" office:value="8536" table:style-name="ce53">
            <text:p>8.536</text:p>
          </table:table-cell>
          <table:table-cell office:value-type="percentage" office:value="6.4432989690721646E-3" table:style-name="ce44">
            <text:p>0,6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2423" table:style-name="ce57">
            <text:p>2.423</text:p>
          </table:table-cell>
          <table:table-cell office:value-type="float" office:value="66178" table:style-name="ce57">
            <text:p>66.178</text:p>
          </table:table-cell>
          <table:table-cell office:value-type="percentage" office:value="3.661337604642026E-2" table:style-name="ce49">
            <text:p>3,7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30" table:style-name="ce54">
            <text:p>43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18" table:style-name="ce54">
            <text:p>1.018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405" table:style-name="ce54">
            <text:p>3.405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34" table:style-name="ce54">
            <text:p>13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991" table:style-name="ce58">
            <text:p>4.991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1140442" table:style-name="ce55">
            <text:p>1.140.442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40241084761455798" table:style-name="ce46">
            <text:p>40,2%</text:p>
          </table:table-cell>
          <table:table-cell office:value-type="float" office:value="104798" table:style-name="ce55">
            <text:p>104.798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2.6463840688679043E-2" table:style-name="ce46">
            <text:p>2,6%</text:p>
          </table:table-cell>
          <table:table-cell office:value-type="float" office:value="256588" table:style-name="ce55">
            <text:p>256.588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4.8077323043380665E-2" table:style-name="ce46">
            <text:p>4,8%</text:p>
          </table:table-cell>
          <table:table-cell office:value-type="float" office:value="407083" table:style-name="ce55">
            <text:p>407.083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5.787932445993392E-2" table:style-name="ce46">
            <text:p>5,8%</text:p>
          </table:table-cell>
          <table:table-cell office:value-type="float" office:value="743757" table:style-name="ce55">
            <text:p>743.757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4.4520050834086902E-2" table:style-name="ce46">
            <text:p>4,5%</text:p>
          </table:table-cell>
          <table:table-cell office:value-type="float" office:value="67631" table:style-name="ce55">
            <text:p>67.631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2.0430480751134565E-2" table:style-name="ce46">
            <text:p>2,0%</text:p>
          </table:table-cell>
          <table:table-cell office:value-type="float" office:value="785" table:style-name="ce55">
            <text:p>785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8.2714380395532789E-4" table:style-name="ce46">
            <text:p>0,1%</text:p>
          </table:table-cell>
          <table:table-cell office:value-type="float" office:value="2721084" table:style-name="ce55">
            <text:p>2.721.084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6.7807028897362162E-2" table:style-name="ce46">
            <text:p>6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31T14:39:37Z</dc:date>
  </office:meta>
</office:document-meta>
</file>